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Helv" svg:font-family="Helv"/>
  </office:font-face-decls>
  <office:automatic-styles>
    <style:style style:name="ce1" style:family="table-cell" style:parent-style-name="Normal_11908a_new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Normal_11908a_new_32_updated" style:data-style-name="N0">
      <style:table-cell-properties style:vertical-align="automatic" fo:wrap-option="wrap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5" style:family="table-cell" style:parent-style-name="Normal_11908a_new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6" style:family="table-cell" style:parent-style-name="Normal_11908a_new_32_updated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7" style:family="table-cell" style:parent-style-name="Normal_T3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8" style:family="table-cell" style:parent-style-name="Normal_TSR4_32_data_32_request_32_B" style:data-style-name="N0">
      <style:table-cell-properties style:vertical-align="top" fo:background-color="#FFFFFF" style:repeat-content="false"/>
      <style:paragraph-properties fo:text-align="start" fo:margin-left="0cm"/>
      <style:text-properties fo:color="#008080"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9" style:family="table-cell" style:parent-style-name="Comma" style:data-style-name="N37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20" style:family="table-cell" style:parent-style-name="Default" style:data-style-name="N39">
      <style:table-cell-properties fo:background-color="#FFFFFF"/>
      <style:text-properties fo:font-size="11pt" style:font-size-asian="11pt" style:font-size-complex="11pt"/>
    </style:style>
    <style:style style:name="ce21" style:family="table-cell" style:parent-style-name="Comma" style:data-style-name="N39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22" style:family="table-cell" style:parent-style-name="Default" style:data-style-name="N38">
      <style:table-cell-properties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23" style:family="table-cell" style:parent-style-name="Default" style:data-style-name="N37">
      <style:table-cell-properties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5" style:family="table-cell" style:parent-style-name="Default" style:data-style-name="N38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26" style:family="table-cell" style:parent-style-name="Default" style:data-style-name="N37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27" style:family="table-cell" style:parent-style-name="Default" style:data-style-name="N38">
      <style:table-cell-properties fo:background-color="#FFFFFF"/>
      <style:text-properties fo:font-size="11pt" style:font-size-asian="11pt" style:font-size-complex="11pt"/>
    </style:style>
    <style:style style:name="ce28" style:family="table-cell" style:parent-style-name="Default" style:data-style-name="N37">
      <style:table-cell-properties fo:background-color="#FFFFFF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31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  <style:text-properties fo:font-size="11pt" style:font-size-asian="11pt" style:font-size-complex="11pt"/>
    </style:style>
    <style:style style:name="ce32" style:family="table-cell" style:parent-style-name="Hyperlink" style:data-style-name="N0">
      <style:table-cell-properties style:vertical-align="automatic" fo:background-color="#FFFFFF"/>
      <style:text-properties fo:color="#000000" fo:font-size="11pt" style:font-size-asian="11pt" style:font-size-complex="11pt" style:text-underline-style="none" style:text-underline-type="none"/>
    </style:style>
    <style:style style:name="ce33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34" style:family="table-cell" style:parent-style-name="Normal_11908a_new_32_updated" style:data-style-name="N0">
      <style:table-cell-properties style:vertical-align="automatic" fo:wrap-option="wrap" fo:background-color="#FFFFFF" style:cell-protect="none"/>
      <style:text-properties fo:color="#00808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36" style:family="table-cell" style:parent-style-name="Hyperlink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37" style:family="table-cell" style:parent-style-name="Normal_T3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1.613958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ro4" style:family="table-row">
      <style:table-row-properties style:row-height="62.25pt" style:use-optimal-row-height="true" fo:break-before="auto"/>
    </style:style>
    <style:style style:name="ro5" style:family="table-row">
      <style:table-row-properties style:row-height="24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21.75pt" style:use-optimal-row-height="false" fo:break-before="auto"/>
    </style:style>
    <style:style style:name="ro8" style:family="table-row">
      <style:table-row-properties style:row-height="21pt" style:use-optimal-row-height="false" fo:break-before="auto"/>
    </style:style>
    <style:style style:name="ro9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EH0654" table:style-name="ta1">
        <table:table-column table:style-name="co1" table:default-cell-style-name="ce18"/>
        <table:table-column table:style-name="co2" table:number-columns-repeated="13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number-columns-repeated="16367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6" table:style-name="ce2"/>
          <table:table-cell table:number-columns-repeated="16367" table:style-name="ce3"/>
        </table:table-row>
        <table:table-row table:style-name="ro1">
          <table:table-cell office:value-type="string" table:number-columns-spanned="9" table:number-rows-spanned="1" table:style-name="ce4">
            <text:p><text:a xlink:href="http://www.dft.gov.uk/statistics/series/vehicle-licensing/">Vehicle Licensing Statistics (<text:span text:style-name="T2">https://www.gov.uk/government/collections/vehicles-statistics</text:span>)</text:a></text:p>
          </table:table-cell>
          <table:covered-table-cell table:number-columns-repeated="8"/>
          <table:table-cell table:number-columns-repeated="8" table:style-name="ce2"/>
          <table:table-cell table:number-columns-repeated="16367" table:style-name="ce3"/>
        </table:table-row>
        <table:table-row table:style-name="ro2">
          <table:table-cell table:style-name="ce5"/>
          <table:table-cell table:number-columns-repeated="16" table:style-name="ce2"/>
          <table:table-cell table:number-columns-repeated="16367" table:style-name="ce3"/>
        </table:table-row>
        <table:table-row table:style-name="ro1">
          <table:table-cell office:value-type="string" table:style-name="ce6">
            <text:p>Table VEH0654</text:p>
          </table:table-cell>
          <table:table-cell table:style-name="ce2"/>
          <table:table-cell table:style-name="ce7"/>
          <table:table-cell table:number-columns-repeated="14" table:style-name="ce2"/>
          <table:table-cell table:number-columns-repeated="16367" table:style-name="ce3"/>
        </table:table-row>
        <table:table-row table:style-name="ro3">
          <table:table-cell office:value-type="string" table:style-name="ce8">
            <text:p>Buses and coaches registered for the first time by region, Great Britain from 2001; also United Kingdom from 2015<text:s/><text:span text:style-name="T3">r</text:span></text:p>
          </table:table-cell>
          <table:table-cell table:number-columns-repeated="16" table:style-name="ce2"/>
          <table:table-cell table:number-columns-repeated="16367" table:style-name="ce3"/>
        </table:table-row>
        <table:table-row table:style-name="ro1">
          <table:table-cell table:style-name="ce9"/>
          <table:table-cell table:number-columns-repeated="12" table:style-name="ce10"/>
          <table:table-cell table:number-columns-repeated="3" table:style-name="ce11"/>
          <table:table-cell office:value-type="string" table:style-name="ce12">
            <text:p>Thousand /<text:s/><text:span text:style-name="T4">Percentage</text:span></text:p>
          </table:table-cell>
          <table:table-cell table:number-columns-repeated="16367" table:style-name="ce11"/>
        </table:table-row>
        <table:table-row table:style-name="ro4">
          <table:table-cell office:value-type="string" table:style-name="ce13">
            <text:p>Year</text:p>
          </table:table-cell>
          <table:table-cell office:value-type="string" table:style-name="ce14">
            <text:p>North East</text:p>
          </table:table-cell>
          <table:table-cell office:value-type="string" table:style-name="ce14">
            <text:p>North West</text:p>
          </table:table-cell>
          <table:table-cell office:value-type="string" table:style-name="ce14">
            <text:p>Yorkshire and The Humber</text:p>
          </table:table-cell>
          <table:table-cell office:value-type="string" table:style-name="ce14">
            <text:p>East Midlands</text:p>
          </table:table-cell>
          <table:table-cell office:value-type="string" table:style-name="ce14">
            <text:p>West Midlands</text:p>
          </table:table-cell>
          <table:table-cell office:value-type="string" table:style-name="ce14">
            <text:p>East</text:p>
          </table:table-cell>
          <table:table-cell office:value-type="string" table:style-name="ce14">
            <text:p>London</text:p>
          </table:table-cell>
          <table:table-cell office:value-type="string" table:style-name="ce14">
            <text:p>South East</text:p>
          </table:table-cell>
          <table:table-cell office:value-type="string" table:style-name="ce14">
            <text:p>South West</text:p>
          </table:table-cell>
          <table:table-cell office:value-type="string" table:style-name="ce14">
            <text:p>Wales</text:p>
          </table:table-cell>
          <table:table-cell office:value-type="string" table:style-name="ce14">
            <text:p>Scotland</text:p>
          </table:table-cell>
          <table:table-cell office:value-type="string" table:style-name="ce14">
            <text:p>Between Keepers: previously GB<text:s/><text:span text:style-name="T5">1</text:span></text:p>
          </table:table-cell>
          <table:table-cell office:value-type="string" table:style-name="ce14">
            <text:p>Great Britain</text:p>
          </table:table-cell>
          <table:table-cell office:value-type="string" table:style-name="ce14">
            <text:p>Northern Ireland</text:p>
          </table:table-cell>
          <table:table-cell office:value-type="string" table:style-name="ce14">
            <text:p>Between Keepers: previously NI<text:s/><text:span text:style-name="T5">2</text:span></text:p>
          </table:table-cell>
          <table:table-cell office:value-type="string" table:style-name="ce14">
            <text:p>United Kingdom</text:p>
          </table:table-cell>
          <table:table-cell table:number-columns-repeated="16367" table:style-name="ce15"/>
        </table:table-row>
        <table:table-row table:style-name="ro5">
          <table:table-cell office:value-type="string" table:style-name="ce16">
            <text:p>Thousands</text:p>
          </table:table-cell>
          <table:table-cell table:number-columns-repeated="12" table:style-name="ce17"/>
          <table:table-cell table:style-name="ce15"/>
          <table:table-cell table:number-columns-repeated="16370" table:style-name="ce11"/>
        </table:table-row>
        <table:table-row table:style-name="ro6">
          <table:table-cell office:value-type="float" office:value="2001" table:style-name="ce18">
            <text:p>2001</text:p>
          </table:table-cell>
          <table:table-cell office:value-type="float" office:value="0.46300000000000002" table:style-name="ce19">
            <text:p>0.5</text:p>
          </table:table-cell>
          <table:table-cell office:value-type="float" office:value="1.198" table:style-name="ce19">
            <text:p>1.2</text:p>
          </table:table-cell>
          <table:table-cell office:value-type="float" office:value="0.73499999999999999" table:style-name="ce19">
            <text:p>0.7</text:p>
          </table:table-cell>
          <table:table-cell office:value-type="float" office:value="0.90200000000000002" table:style-name="ce19">
            <text:p>0.9</text:p>
          </table:table-cell>
          <table:table-cell office:value-type="float" office:value="1.006" table:style-name="ce19">
            <text:p>1.0</text:p>
          </table:table-cell>
          <table:table-cell office:value-type="float" office:value="0.77200000000000002" table:style-name="ce19">
            <text:p>0.8</text:p>
          </table:table-cell>
          <table:table-cell office:value-type="float" office:value="1.871" table:style-name="ce19">
            <text:p>1.9</text:p>
          </table:table-cell>
          <table:table-cell office:value-type="float" office:value="1.385" table:style-name="ce19">
            <text:p>1.4</text:p>
          </table:table-cell>
          <table:table-cell office:value-type="float" office:value="0.66600000000000004" table:style-name="ce19">
            <text:p>0.7</text:p>
          </table:table-cell>
          <table:table-cell office:value-type="float" office:value="0.376" table:style-name="ce19">
            <text:p>0.4</text:p>
          </table:table-cell>
          <table:table-cell office:value-type="float" office:value="1.1459999999999999" table:style-name="ce19">
            <text:p>1.1</text:p>
          </table:table-cell>
          <table:table-cell office:value-type="float" office:value="3.4000000000000002E-2" table:style-name="ce19">
            <text:p>-</text:p>
          </table:table-cell>
          <table:table-cell office:value-type="float" office:value="10.554" table:style-name="ce19">
            <text:p>10.6</text:p>
          </table:table-cell>
          <table:table-cell table:number-columns-repeated="3" table:style-name="ce19"/>
          <table:table-cell table:number-columns-repeated="16367" table:style-name="ce11"/>
        </table:table-row>
        <table:table-row table:style-name="ro6">
          <table:table-cell office:value-type="float" office:value="2002" table:style-name="ce18">
            <text:p>2002</text:p>
          </table:table-cell>
          <table:table-cell office:value-type="float" office:value="0.44800000000000001" table:style-name="ce19">
            <text:p>0.4</text:p>
          </table:table-cell>
          <table:table-cell office:value-type="float" office:value="1.276" table:style-name="ce19">
            <text:p>1.3</text:p>
          </table:table-cell>
          <table:table-cell office:value-type="float" office:value="0.92400000000000004" table:style-name="ce19">
            <text:p>0.9</text:p>
          </table:table-cell>
          <table:table-cell office:value-type="float" office:value="1.214" table:style-name="ce19">
            <text:p>1.2</text:p>
          </table:table-cell>
          <table:table-cell office:value-type="float" office:value="1.1100000000000001" table:style-name="ce19">
            <text:p>1.1</text:p>
          </table:table-cell>
          <table:table-cell office:value-type="float" office:value="1.131" table:style-name="ce19">
            <text:p>1.1</text:p>
          </table:table-cell>
          <table:table-cell office:value-type="float" office:value="1.754" table:style-name="ce19">
            <text:p>1.8</text:p>
          </table:table-cell>
          <table:table-cell office:value-type="float" office:value="1.877" table:style-name="ce19">
            <text:p>1.9</text:p>
          </table:table-cell>
          <table:table-cell office:value-type="float" office:value="0.86699999999999999" table:style-name="ce19">
            <text:p>0.9</text:p>
          </table:table-cell>
          <table:table-cell office:value-type="float" office:value="0.41099999999999998" table:style-name="ce19">
            <text:p>0.4</text:p>
          </table:table-cell>
          <table:table-cell office:value-type="float" office:value="1.27" table:style-name="ce19">
            <text:p>1.3</text:p>
          </table:table-cell>
          <table:table-cell office:value-type="float" office:value="1.6E-2" table:style-name="ce19">
            <text:p>-</text:p>
          </table:table-cell>
          <table:table-cell office:value-type="float" office:value="12.298" table:style-name="ce19">
            <text:p>12.3</text:p>
          </table:table-cell>
          <table:table-cell table:number-columns-repeated="3" table:style-name="ce19"/>
          <table:table-cell table:number-columns-repeated="16367" table:style-name="ce11"/>
        </table:table-row>
        <table:table-row table:style-name="ro6">
          <table:table-cell office:value-type="float" office:value="2003" table:style-name="ce18">
            <text:p>2003</text:p>
          </table:table-cell>
          <table:table-cell office:value-type="float" office:value="0.52300000000000002" table:style-name="ce19">
            <text:p>0.5</text:p>
          </table:table-cell>
          <table:table-cell office:value-type="float" office:value="1.496" table:style-name="ce19">
            <text:p>1.5</text:p>
          </table:table-cell>
          <table:table-cell office:value-type="float" office:value="1.077" table:style-name="ce19">
            <text:p>1.1</text:p>
          </table:table-cell>
          <table:table-cell office:value-type="float" office:value="1.093" table:style-name="ce19">
            <text:p>1.1</text:p>
          </table:table-cell>
          <table:table-cell office:value-type="float" office:value="1.282" table:style-name="ce19">
            <text:p>1.3</text:p>
          </table:table-cell>
          <table:table-cell office:value-type="float" office:value="1.272" table:style-name="ce19">
            <text:p>1.3</text:p>
          </table:table-cell>
          <table:table-cell office:value-type="float" office:value="1.927" table:style-name="ce19">
            <text:p>1.9</text:p>
          </table:table-cell>
          <table:table-cell office:value-type="float" office:value="1.901" table:style-name="ce19">
            <text:p>1.9</text:p>
          </table:table-cell>
          <table:table-cell office:value-type="float" office:value="1.0029999999999999" table:style-name="ce19">
            <text:p>1.0</text:p>
          </table:table-cell>
          <table:table-cell office:value-type="float" office:value="0.628" table:style-name="ce19">
            <text:p>0.6</text:p>
          </table:table-cell>
          <table:table-cell office:value-type="float" office:value="1.4550000000000001" table:style-name="ce19">
            <text:p>1.5</text:p>
          </table:table-cell>
          <table:table-cell office:value-type="float" office:value="2.3E-2" table:style-name="ce19">
            <text:p>-</text:p>
          </table:table-cell>
          <table:table-cell office:value-type="float" office:value="13.68" table:style-name="ce19">
            <text:p>13.7</text:p>
          </table:table-cell>
          <table:table-cell table:number-columns-repeated="3" table:style-name="ce19"/>
          <table:table-cell table:number-columns-repeated="16367" table:style-name="ce11"/>
        </table:table-row>
        <table:table-row table:style-name="ro6">
          <table:table-cell office:value-type="float" office:value="2004" table:style-name="ce18">
            <text:p>2004</text:p>
          </table:table-cell>
          <table:table-cell office:value-type="float" office:value="0.42299999999999999" table:style-name="ce19">
            <text:p>0.4</text:p>
          </table:table-cell>
          <table:table-cell office:value-type="float" office:value="1.468" table:style-name="ce19">
            <text:p>1.5</text:p>
          </table:table-cell>
          <table:table-cell office:value-type="float" office:value="0.96099999999999997" table:style-name="ce19">
            <text:p>1.0</text:p>
          </table:table-cell>
          <table:table-cell office:value-type="float" office:value="1.177" table:style-name="ce19">
            <text:p>1.2</text:p>
          </table:table-cell>
          <table:table-cell office:value-type="float" office:value="1.4450000000000001" table:style-name="ce19">
            <text:p>1.4</text:p>
          </table:table-cell>
          <table:table-cell office:value-type="float" office:value="1.0820000000000001" table:style-name="ce19">
            <text:p>1.1</text:p>
          </table:table-cell>
          <table:table-cell office:value-type="float" office:value="1.4370000000000001" table:style-name="ce19">
            <text:p>1.4</text:p>
          </table:table-cell>
          <table:table-cell office:value-type="float" office:value="2.012" table:style-name="ce19">
            <text:p>2.0</text:p>
          </table:table-cell>
          <table:table-cell office:value-type="float" office:value="1.2110000000000001" table:style-name="ce19">
            <text:p>1.2</text:p>
          </table:table-cell>
          <table:table-cell office:value-type="float" office:value="0.76200000000000001" table:style-name="ce19">
            <text:p>0.8</text:p>
          </table:table-cell>
          <table:table-cell office:value-type="float" office:value="1.244" table:style-name="ce19">
            <text:p>1.2</text:p>
          </table:table-cell>
          <table:table-cell office:value-type="float" office:value="1.0999999999999999E-2" table:style-name="ce19">
            <text:p>-</text:p>
          </table:table-cell>
          <table:table-cell office:value-type="float" office:value="13.233000000000001" table:style-name="ce19">
            <text:p>13.2</text:p>
          </table:table-cell>
          <table:table-cell table:number-columns-repeated="3" table:style-name="ce19"/>
          <table:table-cell table:number-columns-repeated="16367" table:style-name="ce11"/>
        </table:table-row>
        <table:table-row table:style-name="ro6">
          <table:table-cell office:value-type="float" office:value="2005" table:style-name="ce18">
            <text:p>2005</text:p>
          </table:table-cell>
          <table:table-cell office:value-type="float" office:value="0.436" table:style-name="ce19">
            <text:p>0.4</text:p>
          </table:table-cell>
          <table:table-cell office:value-type="float" office:value="1.655" table:style-name="ce19">
            <text:p>1.7</text:p>
          </table:table-cell>
          <table:table-cell office:value-type="float" office:value="0.97899999999999998" table:style-name="ce19">
            <text:p>1.0</text:p>
          </table:table-cell>
          <table:table-cell office:value-type="float" office:value="1.115" table:style-name="ce19">
            <text:p>1.1</text:p>
          </table:table-cell>
          <table:table-cell office:value-type="float" office:value="1.335" table:style-name="ce19">
            <text:p>1.3</text:p>
          </table:table-cell>
          <table:table-cell office:value-type="float" office:value="1.006" table:style-name="ce19">
            <text:p>1.0</text:p>
          </table:table-cell>
          <table:table-cell office:value-type="float" office:value="1.4339999999999999" table:style-name="ce19">
            <text:p>1.4</text:p>
          </table:table-cell>
          <table:table-cell office:value-type="float" office:value="1.5429999999999999" table:style-name="ce19">
            <text:p>1.5</text:p>
          </table:table-cell>
          <table:table-cell office:value-type="float" office:value="1.161" table:style-name="ce19">
            <text:p>1.2</text:p>
          </table:table-cell>
          <table:table-cell office:value-type="float" office:value="0.80900000000000005" table:style-name="ce19">
            <text:p>0.8</text:p>
          </table:table-cell>
          <table:table-cell office:value-type="float" office:value="1.647" table:style-name="ce19">
            <text:p>1.6</text:p>
          </table:table-cell>
          <table:table-cell office:value-type="float" office:value="1.7000000000000001E-2" table:style-name="ce19">
            <text:p>-</text:p>
          </table:table-cell>
          <table:table-cell office:value-type="float" office:value="13.137" table:style-name="ce19">
            <text:p>13.1</text:p>
          </table:table-cell>
          <table:table-cell table:number-columns-repeated="3" table:style-name="ce19"/>
          <table:table-cell table:number-columns-repeated="16367" table:style-name="ce11"/>
        </table:table-row>
        <table:table-row table:style-name="ro7">
          <table:table-cell office:value-type="float" office:value="2006" table:style-name="ce18">
            <text:p>2006</text:p>
          </table:table-cell>
          <table:table-cell office:value-type="float" office:value="0.35199999999999998" table:style-name="ce19">
            <text:p>0.4</text:p>
          </table:table-cell>
          <table:table-cell office:value-type="float" office:value="1.6" table:style-name="ce19">
            <text:p>1.6</text:p>
          </table:table-cell>
          <table:table-cell office:value-type="float" office:value="0.91400000000000003" table:style-name="ce19">
            <text:p>0.9</text:p>
          </table:table-cell>
          <table:table-cell office:value-type="float" office:value="1.1040000000000001" table:style-name="ce19">
            <text:p>1.1</text:p>
          </table:table-cell>
          <table:table-cell office:value-type="float" office:value="1.2030000000000001" table:style-name="ce19">
            <text:p>1.2</text:p>
          </table:table-cell>
          <table:table-cell office:value-type="float" office:value="1.0900000000000001" table:style-name="ce19">
            <text:p>1.1</text:p>
          </table:table-cell>
          <table:table-cell office:value-type="float" office:value="1.1599999999999999" table:style-name="ce19">
            <text:p>1.2</text:p>
          </table:table-cell>
          <table:table-cell office:value-type="float" office:value="1.649" table:style-name="ce19">
            <text:p>1.6</text:p>
          </table:table-cell>
          <table:table-cell office:value-type="float" office:value="1.085" table:style-name="ce19">
            <text:p>1.1</text:p>
          </table:table-cell>
          <table:table-cell office:value-type="float" office:value="0.65500000000000003" table:style-name="ce19">
            <text:p>0.7</text:p>
          </table:table-cell>
          <table:table-cell office:value-type="float" office:value="1.452" table:style-name="ce19">
            <text:p>1.5</text:p>
          </table:table-cell>
          <table:table-cell office:value-type="float" office:value="0.01" table:style-name="ce19">
            <text:p>-</text:p>
          </table:table-cell>
          <table:table-cell office:value-type="float" office:value="12.273999999999999" table:style-name="ce19">
            <text:p>12.3</text:p>
          </table:table-cell>
          <table:table-cell table:number-columns-repeated="3" table:style-name="ce19"/>
          <table:table-cell table:number-columns-repeated="16367" table:style-name="ce11"/>
        </table:table-row>
        <table:table-row table:style-name="ro6">
          <table:table-cell office:value-type="float" office:value="2007" table:style-name="ce18">
            <text:p>2007</text:p>
          </table:table-cell>
          <table:table-cell office:value-type="float" office:value="0.40699999999999997" table:style-name="ce19">
            <text:p>0.4</text:p>
          </table:table-cell>
          <table:table-cell office:value-type="float" office:value="1.542" table:style-name="ce19">
            <text:p>1.5</text:p>
          </table:table-cell>
          <table:table-cell office:value-type="float" office:value="1.0820000000000001" table:style-name="ce19">
            <text:p>1.1</text:p>
          </table:table-cell>
          <table:table-cell office:value-type="float" office:value="1.216" table:style-name="ce19">
            <text:p>1.2</text:p>
          </table:table-cell>
          <table:table-cell office:value-type="float" office:value="1.45" table:style-name="ce19">
            <text:p>1.5</text:p>
          </table:table-cell>
          <table:table-cell office:value-type="float" office:value="0.96299999999999997" table:style-name="ce19">
            <text:p>1.0</text:p>
          </table:table-cell>
          <table:table-cell office:value-type="float" office:value="1.24" table:style-name="ce19">
            <text:p>1.2</text:p>
          </table:table-cell>
          <table:table-cell office:value-type="float" office:value="1.377" table:style-name="ce19">
            <text:p>1.4</text:p>
          </table:table-cell>
          <table:table-cell office:value-type="float" office:value="0.92500000000000004" table:style-name="ce19">
            <text:p>0.9</text:p>
          </table:table-cell>
          <table:table-cell office:value-type="float" office:value="0.57099999999999995" table:style-name="ce19">
            <text:p>0.6</text:p>
          </table:table-cell>
          <table:table-cell office:value-type="float" office:value="1.3260000000000001" table:style-name="ce19">
            <text:p>1.3</text:p>
          </table:table-cell>
          <table:table-cell office:value-type="float" office:value="1.4E-2" table:style-name="ce19">
            <text:p>-</text:p>
          </table:table-cell>
          <table:table-cell office:value-type="float" office:value="12.113" table:style-name="ce19">
            <text:p>12.1</text:p>
          </table:table-cell>
          <table:table-cell table:number-columns-repeated="3" table:style-name="ce19"/>
          <table:table-cell table:number-columns-repeated="16367" table:style-name="ce11"/>
        </table:table-row>
        <table:table-row table:style-name="ro6">
          <table:table-cell office:value-type="float" office:value="2008" table:style-name="ce18">
            <text:p>2008</text:p>
          </table:table-cell>
          <table:table-cell office:value-type="float" office:value="0.45200000000000001" table:style-name="ce19">
            <text:p>0.5</text:p>
          </table:table-cell>
          <table:table-cell office:value-type="float" office:value="1.341" table:style-name="ce19">
            <text:p>1.3</text:p>
          </table:table-cell>
          <table:table-cell office:value-type="float" office:value="1.0349999999999999" table:style-name="ce19">
            <text:p>1.0</text:p>
          </table:table-cell>
          <table:table-cell office:value-type="float" office:value="1.159" table:style-name="ce19">
            <text:p>1.2</text:p>
          </table:table-cell>
          <table:table-cell office:value-type="float" office:value="1.391" table:style-name="ce19">
            <text:p>1.4</text:p>
          </table:table-cell>
          <table:table-cell office:value-type="float" office:value="0.90100000000000002" table:style-name="ce19">
            <text:p>0.9</text:p>
          </table:table-cell>
          <table:table-cell office:value-type="float" office:value="1.2749999999999999" table:style-name="ce19">
            <text:p>1.3</text:p>
          </table:table-cell>
          <table:table-cell office:value-type="float" office:value="1.5589999999999999" table:style-name="ce19">
            <text:p>1.6</text:p>
          </table:table-cell>
          <table:table-cell office:value-type="float" office:value="0.92800000000000005" table:style-name="ce19">
            <text:p>0.9</text:p>
          </table:table-cell>
          <table:table-cell office:value-type="float" office:value="0.47599999999999998" table:style-name="ce19">
            <text:p>0.5</text:p>
          </table:table-cell>
          <table:table-cell office:value-type="float" office:value="1.1479999999999999" table:style-name="ce19">
            <text:p>1.1</text:p>
          </table:table-cell>
          <table:table-cell office:value-type="float" office:value="5.0000000000000001E-3" table:style-name="ce19">
            <text:p>-</text:p>
          </table:table-cell>
          <table:table-cell office:value-type="float" office:value="11.67" table:style-name="ce19">
            <text:p>11.7</text:p>
          </table:table-cell>
          <table:table-cell table:number-columns-repeated="3" table:style-name="ce19"/>
          <table:table-cell table:number-columns-repeated="16367" table:style-name="ce11"/>
        </table:table-row>
        <table:table-row table:style-name="ro6">
          <table:table-cell office:value-type="float" office:value="2009" table:style-name="ce18">
            <text:p>2009</text:p>
          </table:table-cell>
          <table:table-cell office:value-type="float" office:value="0.40200000000000002" table:style-name="ce19">
            <text:p>0.4</text:p>
          </table:table-cell>
          <table:table-cell office:value-type="float" office:value="1.171" table:style-name="ce19">
            <text:p>1.2</text:p>
          </table:table-cell>
          <table:table-cell office:value-type="float" office:value="0.871" table:style-name="ce19">
            <text:p>0.9</text:p>
          </table:table-cell>
          <table:table-cell office:value-type="float" office:value="0.73799999999999999" table:style-name="ce19">
            <text:p>0.7</text:p>
          </table:table-cell>
          <table:table-cell office:value-type="float" office:value="0.75900000000000001" table:style-name="ce19">
            <text:p>0.8</text:p>
          </table:table-cell>
          <table:table-cell office:value-type="float" office:value="0.67300000000000004" table:style-name="ce19">
            <text:p>0.7</text:p>
          </table:table-cell>
          <table:table-cell office:value-type="float" office:value="1.34" table:style-name="ce19">
            <text:p>1.3</text:p>
          </table:table-cell>
          <table:table-cell office:value-type="float" office:value="1.6" table:style-name="ce19">
            <text:p>1.6</text:p>
          </table:table-cell>
          <table:table-cell office:value-type="float" office:value="0.78400000000000003" table:style-name="ce19">
            <text:p>0.8</text:p>
          </table:table-cell>
          <table:table-cell office:value-type="float" office:value="0.38100000000000001" table:style-name="ce19">
            <text:p>0.4</text:p>
          </table:table-cell>
          <table:table-cell office:value-type="float" office:value="0.82299999999999995" table:style-name="ce19">
            <text:p>0.8</text:p>
          </table:table-cell>
          <table:table-cell office:value-type="float" office:value="0" table:style-name="ce19">
            <text:p>0.0</text:p>
          </table:table-cell>
          <table:table-cell office:value-type="float" office:value="9.5419999999999998" table:style-name="ce19">
            <text:p>9.5</text:p>
          </table:table-cell>
          <table:table-cell table:number-columns-repeated="3" table:style-name="ce19"/>
          <table:table-cell table:number-columns-repeated="16367" table:style-name="ce11"/>
        </table:table-row>
        <table:table-row table:style-name="ro6">
          <table:table-cell office:value-type="float" office:value="2010" table:style-name="ce18">
            <text:p>2010</text:p>
          </table:table-cell>
          <table:table-cell office:value-type="float" office:value="0.317" table:style-name="ce19">
            <text:p>0.3</text:p>
          </table:table-cell>
          <table:table-cell office:value-type="float" office:value="0.94499999999999995" table:style-name="ce19">
            <text:p>0.9</text:p>
          </table:table-cell>
          <table:table-cell office:value-type="float" office:value="0.67600000000000005" table:style-name="ce19">
            <text:p>0.7</text:p>
          </table:table-cell>
          <table:table-cell office:value-type="float" office:value="0.82099999999999995" table:style-name="ce19">
            <text:p>0.8</text:p>
          </table:table-cell>
          <table:table-cell office:value-type="float" office:value="0.83299999999999996" table:style-name="ce19">
            <text:p>0.8</text:p>
          </table:table-cell>
          <table:table-cell office:value-type="float" office:value="0.71699999999999997" table:style-name="ce19">
            <text:p>0.7</text:p>
          </table:table-cell>
          <table:table-cell office:value-type="float" office:value="1.151" table:style-name="ce19">
            <text:p>1.2</text:p>
          </table:table-cell>
          <table:table-cell office:value-type="float" office:value="1.218" table:style-name="ce19">
            <text:p>1.2</text:p>
          </table:table-cell>
          <table:table-cell office:value-type="float" office:value="1.052" table:style-name="ce19">
            <text:p>1.1</text:p>
          </table:table-cell>
          <table:table-cell office:value-type="float" office:value="0.376" table:style-name="ce19">
            <text:p>0.4</text:p>
          </table:table-cell>
          <table:table-cell office:value-type="float" office:value="0.81399999999999995" table:style-name="ce19">
            <text:p>0.8</text:p>
          </table:table-cell>
          <table:table-cell office:value-type="float" office:value="0" table:style-name="ce19">
            <text:p>0.0</text:p>
          </table:table-cell>
          <table:table-cell office:value-type="float" office:value="8.92" table:style-name="ce19">
            <text:p>8.9</text:p>
          </table:table-cell>
          <table:table-cell table:number-columns-repeated="3" table:style-name="ce19"/>
          <table:table-cell table:number-columns-repeated="16367" table:style-name="ce11"/>
        </table:table-row>
        <table:table-row table:style-name="ro7">
          <table:table-cell office:value-type="float" office:value="2011" table:style-name="ce18">
            <text:p>2011</text:p>
          </table:table-cell>
          <table:table-cell office:value-type="float" office:value="0.33900000000000002" table:style-name="ce19">
            <text:p>0.3</text:p>
          </table:table-cell>
          <table:table-cell office:value-type="float" office:value="0.75900000000000001" table:style-name="ce19">
            <text:p>0.8</text:p>
          </table:table-cell>
          <table:table-cell office:value-type="float" office:value="0.48499999999999999" table:style-name="ce19">
            <text:p>0.5</text:p>
          </table:table-cell>
          <table:table-cell office:value-type="float" office:value="0.57099999999999995" table:style-name="ce19">
            <text:p>0.6</text:p>
          </table:table-cell>
          <table:table-cell office:value-type="float" office:value="0.80700000000000005" table:style-name="ce19">
            <text:p>0.8</text:p>
          </table:table-cell>
          <table:table-cell office:value-type="float" office:value="0.70299999999999996" table:style-name="ce19">
            <text:p>0.7</text:p>
          </table:table-cell>
          <table:table-cell office:value-type="float" office:value="1.377" table:style-name="ce19">
            <text:p>1.4</text:p>
          </table:table-cell>
          <table:table-cell office:value-type="float" office:value="1.3480000000000001" table:style-name="ce19">
            <text:p>1.3</text:p>
          </table:table-cell>
          <table:table-cell office:value-type="float" office:value="0.97699999999999998" table:style-name="ce19">
            <text:p>1.0</text:p>
          </table:table-cell>
          <table:table-cell office:value-type="float" office:value="0.36599999999999999" table:style-name="ce19">
            <text:p>0.4</text:p>
          </table:table-cell>
          <table:table-cell office:value-type="float" office:value="0.79600000000000004" table:style-name="ce19">
            <text:p>0.8</text:p>
          </table:table-cell>
          <table:table-cell office:value-type="float" office:value="1E-3" table:style-name="ce19">
            <text:p>-</text:p>
          </table:table-cell>
          <table:table-cell office:value-type="float" office:value="8.5289999999999999" table:style-name="ce19">
            <text:p>8.5</text:p>
          </table:table-cell>
          <table:table-cell table:number-columns-repeated="3" table:style-name="ce19"/>
          <table:table-cell table:number-columns-repeated="16367" table:style-name="ce11"/>
        </table:table-row>
        <table:table-row table:style-name="ro6">
          <table:table-cell office:value-type="float" office:value="2012" table:style-name="ce18">
            <text:p>2012</text:p>
          </table:table-cell>
          <table:table-cell office:value-type="float" office:value="0.27600000000000002" table:style-name="ce19">
            <text:p>0.3</text:p>
          </table:table-cell>
          <table:table-cell office:value-type="float" office:value="0.8" table:style-name="ce19">
            <text:p>0.8</text:p>
          </table:table-cell>
          <table:table-cell office:value-type="float" office:value="0.72899999999999998" table:style-name="ce19">
            <text:p>0.7</text:p>
          </table:table-cell>
          <table:table-cell office:value-type="float" office:value="0.79300000000000004" table:style-name="ce19">
            <text:p>0.8</text:p>
          </table:table-cell>
          <table:table-cell office:value-type="float" office:value="1.073" table:style-name="ce19">
            <text:p>1.1</text:p>
          </table:table-cell>
          <table:table-cell office:value-type="float" office:value="0.57899999999999996" table:style-name="ce19">
            <text:p>0.6</text:p>
          </table:table-cell>
          <table:table-cell office:value-type="float" office:value="1.883" table:style-name="ce19">
            <text:p>1.9</text:p>
          </table:table-cell>
          <table:table-cell office:value-type="float" office:value="1.367" table:style-name="ce19">
            <text:p>1.4</text:p>
          </table:table-cell>
          <table:table-cell office:value-type="float" office:value="1.0820000000000001" table:style-name="ce19">
            <text:p>1.1</text:p>
          </table:table-cell>
          <table:table-cell office:value-type="float" office:value="0.41799999999999998" table:style-name="ce19">
            <text:p>0.4</text:p>
          </table:table-cell>
          <table:table-cell office:value-type="float" office:value="0.82199999999999995" table:style-name="ce19">
            <text:p>0.8</text:p>
          </table:table-cell>
          <table:table-cell office:value-type="float" office:value="0" table:style-name="ce19">
            <text:p>0.0</text:p>
          </table:table-cell>
          <table:table-cell office:value-type="float" office:value="9.8219999999999992" table:style-name="ce19">
            <text:p>9.8</text:p>
          </table:table-cell>
          <table:table-cell table:number-columns-repeated="3" table:style-name="ce19"/>
          <table:table-cell table:style-name="ce2"/>
          <table:table-cell table:number-columns-repeated="2" table:style-name="ce20"/>
          <table:table-cell table:number-columns-repeated="16364" table:style-name="ce3"/>
        </table:table-row>
        <table:table-row table:style-name="ro6">
          <table:table-cell office:value-type="float" office:value="2013" table:style-name="ce18">
            <text:p>2013</text:p>
          </table:table-cell>
          <table:table-cell office:value-type="float" office:value="0.39800000000000002" table:style-name="ce19">
            <text:p>0.4</text:p>
          </table:table-cell>
          <table:table-cell office:value-type="float" office:value="0.66200000000000003" table:style-name="ce19">
            <text:p>0.7</text:p>
          </table:table-cell>
          <table:table-cell office:value-type="float" office:value="0.627" table:style-name="ce19">
            <text:p>0.6</text:p>
          </table:table-cell>
          <table:table-cell office:value-type="float" office:value="0.67600000000000005" table:style-name="ce19">
            <text:p>0.7</text:p>
          </table:table-cell>
          <table:table-cell office:value-type="float" office:value="0.90300000000000002" table:style-name="ce19">
            <text:p>0.9</text:p>
          </table:table-cell>
          <table:table-cell office:value-type="float" office:value="0.59" table:style-name="ce19">
            <text:p>0.6</text:p>
          </table:table-cell>
          <table:table-cell office:value-type="float" office:value="1.028" table:style-name="ce19">
            <text:p>1.0</text:p>
          </table:table-cell>
          <table:table-cell office:value-type="float" office:value="1.345" table:style-name="ce19">
            <text:p>1.3</text:p>
          </table:table-cell>
          <table:table-cell office:value-type="float" office:value="1.3979999999999999" table:style-name="ce19">
            <text:p>1.4</text:p>
          </table:table-cell>
          <table:table-cell office:value-type="float" office:value="0.42" table:style-name="ce19">
            <text:p>0.4</text:p>
          </table:table-cell>
          <table:table-cell office:value-type="float" office:value="0.999" table:style-name="ce19">
            <text:p>1.0</text:p>
          </table:table-cell>
          <table:table-cell office:value-type="float" office:value="1.0999999999999999E-2" table:style-name="ce19">
            <text:p>-</text:p>
          </table:table-cell>
          <table:table-cell office:value-type="float" office:value="9.0570000000000004" table:style-name="ce19">
            <text:p>9.1</text:p>
          </table:table-cell>
          <table:table-cell table:number-columns-repeated="3" table:style-name="ce19"/>
          <table:table-cell table:style-name="ce2"/>
          <table:table-cell table:number-columns-repeated="2" table:style-name="ce20"/>
          <table:table-cell table:number-columns-repeated="16364" table:style-name="ce3"/>
        </table:table-row>
        <table:table-row table:style-name="ro6">
          <table:table-cell office:value-type="float" office:value="2014" table:style-name="ce18">
            <text:p>2014</text:p>
          </table:table-cell>
          <table:table-cell office:value-type="float" office:value="0.441" table:style-name="ce19">
            <text:p>0.4</text:p>
          </table:table-cell>
          <table:table-cell office:value-type="float" office:value="0.63600000000000001" table:style-name="ce19">
            <text:p>0.6</text:p>
          </table:table-cell>
          <table:table-cell office:value-type="float" office:value="0.56999999999999995" table:style-name="ce19">
            <text:p>0.6</text:p>
          </table:table-cell>
          <table:table-cell office:value-type="float" office:value="0.628" table:style-name="ce19">
            <text:p>0.6</text:p>
          </table:table-cell>
          <table:table-cell office:value-type="float" office:value="0.57999999999999996" table:style-name="ce19">
            <text:p>0.6</text:p>
          </table:table-cell>
          <table:table-cell office:value-type="float" office:value="0.67200000000000004" table:style-name="ce19">
            <text:p>0.7</text:p>
          </table:table-cell>
          <table:table-cell office:value-type="float" office:value="1.069" table:style-name="ce19">
            <text:p>1.1</text:p>
          </table:table-cell>
          <table:table-cell office:value-type="float" office:value="1.1399999999999999" table:style-name="ce19">
            <text:p>1.1</text:p>
          </table:table-cell>
          <table:table-cell office:value-type="float" office:value="1.403" table:style-name="ce19">
            <text:p>1.4</text:p>
          </table:table-cell>
          <table:table-cell office:value-type="float" office:value="0.317" table:style-name="ce19">
            <text:p>0.3</text:p>
          </table:table-cell>
          <table:table-cell office:value-type="float" office:value="0.872" table:style-name="ce19">
            <text:p>0.9</text:p>
          </table:table-cell>
          <table:table-cell office:value-type="float" office:value="3.0000000000000001E-3" table:style-name="ce19">
            <text:p>-</text:p>
          </table:table-cell>
          <table:table-cell office:value-type="float" office:value="8.3309999999999995" table:style-name="ce19">
            <text:p>8.3</text:p>
          </table:table-cell>
          <table:table-cell table:number-columns-repeated="3" table:style-name="ce19"/>
          <table:table-cell table:style-name="ce2"/>
          <table:table-cell table:number-columns-repeated="2" table:style-name="ce20"/>
          <table:table-cell table:number-columns-repeated="16364" table:style-name="ce3"/>
        </table:table-row>
        <table:table-row table:style-name="ro6">
          <table:table-cell office:value-type="float" office:value="2015" table:style-name="ce18">
            <text:p>2015</text:p>
          </table:table-cell>
          <table:table-cell office:value-type="float" office:value="0.27300000000000002" table:style-name="ce19">
            <text:p>0.3</text:p>
          </table:table-cell>
          <table:table-cell office:value-type="float" office:value="0.84799999999999998" table:style-name="ce19">
            <text:p>0.8</text:p>
          </table:table-cell>
          <table:table-cell office:value-type="float" office:value="0.61299999999999999" table:style-name="ce19">
            <text:p>0.6</text:p>
          </table:table-cell>
          <table:table-cell office:value-type="float" office:value="0.57999999999999996" table:style-name="ce19">
            <text:p>0.6</text:p>
          </table:table-cell>
          <table:table-cell office:value-type="float" office:value="0.80100000000000005" table:style-name="ce19">
            <text:p>0.8</text:p>
          </table:table-cell>
          <table:table-cell office:value-type="float" office:value="0.77700000000000002" table:style-name="ce19">
            <text:p>0.8</text:p>
          </table:table-cell>
          <table:table-cell office:value-type="float" office:value="1.407" table:style-name="ce19">
            <text:p>1.4</text:p>
          </table:table-cell>
          <table:table-cell office:value-type="float" office:value="1.375" table:style-name="ce19">
            <text:p>1.4</text:p>
          </table:table-cell>
          <table:table-cell office:value-type="float" office:value="1.5609999999999999" table:style-name="ce19">
            <text:p>1.6</text:p>
          </table:table-cell>
          <table:table-cell office:value-type="float" office:value="0.40200000000000002" table:style-name="ce19">
            <text:p>0.4</text:p>
          </table:table-cell>
          <table:table-cell office:value-type="float" office:value="0.89800000000000002" table:style-name="ce19">
            <text:p>0.9</text:p>
          </table:table-cell>
          <table:table-cell office:value-type="float" office:value="0.03" table:style-name="ce19">
            <text:p>-</text:p>
          </table:table-cell>
          <table:table-cell office:value-type="float" office:value="9.5649999999999995" table:style-name="ce19">
            <text:p>9.6</text:p>
          </table:table-cell>
          <table:table-cell office:value-type="float" office:value="0.308" table:style-name="ce19">
            <text:p>0.3</text:p>
          </table:table-cell>
          <table:table-cell office:value-type="float" office:value="0" table:style-name="ce19">
            <text:p>0.0</text:p>
          </table:table-cell>
          <table:table-cell office:value-type="float" office:value="9.8729999999999993" table:style-name="ce19">
            <text:p>9.9</text:p>
          </table:table-cell>
          <table:table-cell table:style-name="ce2"/>
          <table:table-cell table:number-columns-repeated="2" table:style-name="ce20"/>
          <table:table-cell table:number-columns-repeated="16364" table:style-name="ce3"/>
        </table:table-row>
        <table:table-row table:style-name="ro7">
          <table:table-cell office:value-type="float" office:value="2016" table:style-name="ce18">
            <text:p>2016</text:p>
          </table:table-cell>
          <table:table-cell office:value-type="float" office:value="0.372" table:style-name="ce19">
            <text:p>0.4</text:p>
          </table:table-cell>
          <table:table-cell office:value-type="float" office:value="0.77200000000000002" table:style-name="ce19">
            <text:p>0.8</text:p>
          </table:table-cell>
          <table:table-cell office:value-type="float" office:value="0.61199999999999999" table:style-name="ce19">
            <text:p>0.6</text:p>
          </table:table-cell>
          <table:table-cell office:value-type="float" office:value="0.51" table:style-name="ce19">
            <text:p>0.5</text:p>
          </table:table-cell>
          <table:table-cell office:value-type="float" office:value="0.88700000000000001" table:style-name="ce19">
            <text:p>0.9</text:p>
          </table:table-cell>
          <table:table-cell office:value-type="float" office:value="0.67800000000000005" table:style-name="ce19">
            <text:p>0.7</text:p>
          </table:table-cell>
          <table:table-cell office:value-type="float" office:value="1.611" table:style-name="ce19">
            <text:p>1.6</text:p>
          </table:table-cell>
          <table:table-cell office:value-type="float" office:value="1.796" table:style-name="ce19">
            <text:p>1.8</text:p>
          </table:table-cell>
          <table:table-cell office:value-type="float" office:value="1.486" table:style-name="ce19">
            <text:p>1.5</text:p>
          </table:table-cell>
          <table:table-cell office:value-type="float" office:value="0.43" table:style-name="ce19">
            <text:p>0.4</text:p>
          </table:table-cell>
          <table:table-cell office:value-type="float" office:value="0.877" table:style-name="ce19">
            <text:p>0.9</text:p>
          </table:table-cell>
          <table:table-cell office:value-type="float" office:value="8.9999999999999993E-3" table:style-name="ce19">
            <text:p>-</text:p>
          </table:table-cell>
          <table:table-cell office:value-type="float" office:value="10.039999999999999" table:style-name="ce19">
            <text:p>10.0</text:p>
          </table:table-cell>
          <table:table-cell office:value-type="float" office:value="0.2" table:style-name="ce19">
            <text:p>0.2</text:p>
          </table:table-cell>
          <table:table-cell office:value-type="float" office:value="0" table:style-name="ce19">
            <text:p>0.0</text:p>
          </table:table-cell>
          <table:table-cell office:value-type="float" office:value="10.24" table:style-name="ce19">
            <text:p>10.2</text:p>
          </table:table-cell>
          <table:table-cell table:style-name="ce11"/>
          <table:table-cell table:number-columns-repeated="2" table:style-name="ce20"/>
          <table:table-cell table:number-columns-repeated="16364" table:style-name="ce11"/>
        </table:table-row>
        <table:table-row table:style-name="ro6">
          <table:table-cell office:value-type="float" office:value="2017" table:style-name="ce18">
            <text:p>2017</text:p>
          </table:table-cell>
          <table:table-cell office:value-type="float" office:value="0.252" table:style-name="ce19">
            <text:p>0.3</text:p>
          </table:table-cell>
          <table:table-cell office:value-type="float" office:value="0.69199999999999995" table:style-name="ce19">
            <text:p>0.7</text:p>
          </table:table-cell>
          <table:table-cell office:value-type="float" office:value="0.58799999999999997" table:style-name="ce19">
            <text:p>0.6</text:p>
          </table:table-cell>
          <table:table-cell office:value-type="float" office:value="0.47299999999999998" table:style-name="ce19">
            <text:p>0.5</text:p>
          </table:table-cell>
          <table:table-cell office:value-type="float" office:value="0.73699999999999999" table:style-name="ce19">
            <text:p>0.7</text:p>
          </table:table-cell>
          <table:table-cell office:value-type="float" office:value="0.70799999999999996" table:style-name="ce19">
            <text:p>0.7</text:p>
          </table:table-cell>
          <table:table-cell office:value-type="float" office:value="1.5840000000000001" table:style-name="ce19">
            <text:p>1.6</text:p>
          </table:table-cell>
          <table:table-cell office:value-type="float" office:value="1.351" table:style-name="ce19">
            <text:p>1.4</text:p>
          </table:table-cell>
          <table:table-cell office:value-type="float" office:value="1.226" table:style-name="ce19">
            <text:p>1.2</text:p>
          </table:table-cell>
          <table:table-cell office:value-type="float" office:value="0.42499999999999999" table:style-name="ce19">
            <text:p>0.4</text:p>
          </table:table-cell>
          <table:table-cell office:value-type="float" office:value="0.70299999999999996" table:style-name="ce19">
            <text:p>0.7</text:p>
          </table:table-cell>
          <table:table-cell office:value-type="float" office:value="0" table:style-name="ce19">
            <text:p>0.0</text:p>
          </table:table-cell>
          <table:table-cell office:value-type="float" office:value="8.7390000000000008" table:style-name="ce19">
            <text:p>8.7</text:p>
          </table:table-cell>
          <table:table-cell office:value-type="float" office:value="0.31" table:style-name="ce19">
            <text:p>0.3</text:p>
          </table:table-cell>
          <table:table-cell office:value-type="float" office:value="0" table:style-name="ce19">
            <text:p>0.0</text:p>
          </table:table-cell>
          <table:table-cell office:value-type="float" office:value="9.0489999999999995" table:style-name="ce19">
            <text:p>9.0</text:p>
          </table:table-cell>
          <table:table-cell table:style-name="ce2"/>
          <table:table-cell table:number-columns-repeated="2" table:style-name="ce20"/>
          <table:table-cell table:number-columns-repeated="16364" table:style-name="ce3"/>
        </table:table-row>
        <table:table-row table:style-name="ro6">
          <table:table-cell office:value-type="string" table:style-name="ce18">
            <text:p>2018<text:s/><text:span text:style-name="T6">r</text:span></text:p>
          </table:table-cell>
          <table:table-cell office:value-type="float" office:value="0.14199999999999999" table:style-name="ce19">
            <text:p>0.1</text:p>
          </table:table-cell>
          <table:table-cell office:value-type="float" office:value="0.56599999999999995" table:style-name="ce19">
            <text:p>0.6</text:p>
          </table:table-cell>
          <table:table-cell office:value-type="float" office:value="0.65400000000000003" table:style-name="ce19">
            <text:p>0.7</text:p>
          </table:table-cell>
          <table:table-cell office:value-type="float" office:value="0.42099999999999999" table:style-name="ce19">
            <text:p>0.4</text:p>
          </table:table-cell>
          <table:table-cell office:value-type="float" office:value="0.64400000000000002" table:style-name="ce19">
            <text:p>0.6</text:p>
          </table:table-cell>
          <table:table-cell office:value-type="float" office:value="0.47" table:style-name="ce19">
            <text:p>0.5</text:p>
          </table:table-cell>
          <table:table-cell office:value-type="float" office:value="1.2609999999999999" table:style-name="ce19">
            <text:p>1.3</text:p>
          </table:table-cell>
          <table:table-cell office:value-type="float" office:value="1.33" table:style-name="ce19">
            <text:p>1.3</text:p>
          </table:table-cell>
          <table:table-cell office:value-type="float" office:value="1.419" table:style-name="ce19">
            <text:p>1.4</text:p>
          </table:table-cell>
          <table:table-cell office:value-type="float" office:value="0.35699999999999998" table:style-name="ce19">
            <text:p>0.4</text:p>
          </table:table-cell>
          <table:table-cell office:value-type="float" office:value="0.70199999999999996" table:style-name="ce19">
            <text:p>0.7</text:p>
          </table:table-cell>
          <table:table-cell office:value-type="float" office:value="3.0000000000000001E-3" table:style-name="ce19">
            <text:p>-</text:p>
          </table:table-cell>
          <table:table-cell office:value-type="float" office:value="7.9690000000000003" table:style-name="ce19">
            <text:p>8.0</text:p>
          </table:table-cell>
          <table:table-cell office:value-type="float" office:value="0.23899999999999999" table:style-name="ce19">
            <text:p>0.2</text:p>
          </table:table-cell>
          <table:table-cell office:value-type="float" office:value="0" table:style-name="ce19">
            <text:p>0.0</text:p>
          </table:table-cell>
          <table:table-cell office:value-type="float" office:value="8.2080000000000002" table:style-name="ce19">
            <text:p>8.2</text:p>
          </table:table-cell>
          <table:table-cell table:style-name="ce2"/>
          <table:table-cell table:number-columns-repeated="2" table:style-name="ce20"/>
          <table:table-cell table:number-columns-repeated="16364" table:style-name="ce3"/>
        </table:table-row>
        <table:table-row table:style-name="ro6">
          <table:table-cell office:value-type="float" office:value="2019" table:style-name="ce18">
            <text:p>2019</text:p>
          </table:table-cell>
          <table:table-cell office:value-type="float" office:value="0.18" table:style-name="ce19">
            <text:p>0.2</text:p>
          </table:table-cell>
          <table:table-cell office:value-type="float" office:value="0.45300000000000001" table:style-name="ce19">
            <text:p>0.5</text:p>
          </table:table-cell>
          <table:table-cell office:value-type="float" office:value="0.505" table:style-name="ce19">
            <text:p>0.5</text:p>
          </table:table-cell>
          <table:table-cell office:value-type="float" office:value="0.41899999999999998" table:style-name="ce19">
            <text:p>0.4</text:p>
          </table:table-cell>
          <table:table-cell office:value-type="float" office:value="0.85599999999999998" table:style-name="ce19">
            <text:p>0.9</text:p>
          </table:table-cell>
          <table:table-cell office:value-type="float" office:value="0.38900000000000001" table:style-name="ce19">
            <text:p>0.4</text:p>
          </table:table-cell>
          <table:table-cell office:value-type="float" office:value="1.091" table:style-name="ce19">
            <text:p>1.1</text:p>
          </table:table-cell>
          <table:table-cell office:value-type="float" office:value="1.2549999999999999" table:style-name="ce19">
            <text:p>1.3</text:p>
          </table:table-cell>
          <table:table-cell office:value-type="float" office:value="0.85099999999999998" table:style-name="ce19">
            <text:p>0.9</text:p>
          </table:table-cell>
          <table:table-cell office:value-type="float" office:value="0.34799999999999998" table:style-name="ce19">
            <text:p>0.3</text:p>
          </table:table-cell>
          <table:table-cell office:value-type="float" office:value="0.71099999999999997" table:style-name="ce19">
            <text:p>0.7</text:p>
          </table:table-cell>
          <table:table-cell office:value-type="float" office:value="0" table:style-name="ce19">
            <text:p>0.0</text:p>
          </table:table-cell>
          <table:table-cell office:value-type="float" office:value="7.0579999999999998" table:style-name="ce19">
            <text:p>7.1</text:p>
          </table:table-cell>
          <table:table-cell office:value-type="float" office:value="0.16800000000000001" table:style-name="ce19">
            <text:p>0.2</text:p>
          </table:table-cell>
          <table:table-cell office:value-type="float" office:value="0" table:style-name="ce19">
            <text:p>0.0</text:p>
          </table:table-cell>
          <table:table-cell office:value-type="float" office:value="7.226" table:style-name="ce19">
            <text:p>7.2</text:p>
          </table:table-cell>
          <table:table-cell table:number-columns-repeated="2" table:style-name="ce21"/>
          <table:table-cell table:style-name="ce20"/>
          <table:table-cell table:number-columns-repeated="16364" table:style-name="ce3"/>
        </table:table-row>
        <table:table-row table:style-name="ro5">
          <table:table-cell office:value-type="string" table:style-name="ce16">
            <text:p>Percentage</text:p>
          </table:table-cell>
          <table:table-cell table:number-columns-repeated="16" table:style-name="ce21"/>
          <table:table-cell table:number-columns-repeated="3" table:style-name="ce2"/>
          <table:table-cell table:number-columns-repeated="16364" table:style-name="ce3"/>
        </table:table-row>
        <table:table-row table:style-name="ro6">
          <table:table-cell office:value-type="float" office:value="2001" table:style-name="ce18">
            <text:p>2001</text:p>
          </table:table-cell>
          <table:table-cell office:value-type="float" office:value="4.3869622891794604" table:style-name="ce22">
            <text:p>4.4</text:p>
          </table:table-cell>
          <table:table-cell office:value-type="float" office:value="11.351146484745099" table:style-name="ce22">
            <text:p>11.4</text:p>
          </table:table-cell>
          <table:table-cell office:value-type="float" office:value="6.96418419556566" table:style-name="ce22">
            <text:p>7.0</text:p>
          </table:table-cell>
          <table:table-cell office:value-type="float" office:value="8.5465226454424901" table:style-name="ce22">
            <text:p>8.5</text:p>
          </table:table-cell>
          <table:table-cell office:value-type="float" office:value="9.5319310214136799" table:style-name="ce22">
            <text:p>9.5</text:p>
          </table:table-cell>
          <table:table-cell office:value-type="float" office:value="7.3147621754784904" table:style-name="ce22">
            <text:p>7.3</text:p>
          </table:table-cell>
          <table:table-cell office:value-type="float" office:value="17.7278756869433" table:style-name="ce22">
            <text:p>17.7</text:p>
          </table:table-cell>
          <table:table-cell office:value-type="float" office:value="13.122986545385601" table:style-name="ce22">
            <text:p>13.1</text:p>
          </table:table-cell>
          <table:table-cell office:value-type="float" office:value="6.3104036384309303" table:style-name="ce22">
            <text:p>6.3</text:p>
          </table:table-cell>
          <table:table-cell office:value-type="float" office:value="3.5626302823574001" table:style-name="ce22">
            <text:p>3.6</text:p>
          </table:table-cell>
          <table:table-cell office:value-type="float" office:value="10.858442296759501" table:style-name="ce22">
            <text:p>10.9</text:p>
          </table:table-cell>
          <table:table-cell office:value-type="float" office:value="0.32215273829827601" table:style-name="ce23">
            <text:p>0.3</text:p>
          </table:table-cell>
          <table:table-cell office:value-type="float" office:value="100" table:style-name="ce22">
            <text:p>100.0</text:p>
          </table:table-cell>
          <table:table-cell table:number-columns-repeated="3" table:style-name="ce22"/>
          <table:table-cell table:number-columns-repeated="3" table:style-name="ce2"/>
          <table:table-cell table:number-columns-repeated="16364" table:style-name="ce3"/>
        </table:table-row>
        <table:table-row table:style-name="ro6">
          <table:table-cell office:value-type="float" office:value="2002" table:style-name="ce18">
            <text:p>2002</text:p>
          </table:table-cell>
          <table:table-cell office:value-type="float" office:value="3.6428687591478299" table:style-name="ce22">
            <text:p>3.6</text:p>
          </table:table-cell>
          <table:table-cell office:value-type="float" office:value="10.3756708407871" table:style-name="ce22">
            <text:p>10.4</text:p>
          </table:table-cell>
          <table:table-cell office:value-type="float" office:value="7.5134168157424002" table:style-name="ce22">
            <text:p>7.5</text:p>
          </table:table-cell>
          <table:table-cell office:value-type="float" office:value="9.8715238250122006" table:style-name="ce22">
            <text:p>9.9</text:p>
          </table:table-cell>
          <table:table-cell office:value-type="float" office:value="9.02585786306717" table:style-name="ce22">
            <text:p>9.0</text:p>
          </table:table-cell>
          <table:table-cell office:value-type="float" office:value="9.1966173361522205" table:style-name="ce22">
            <text:p>9.2</text:p>
          </table:table-cell>
          <table:table-cell office:value-type="float" office:value="14.2624817043422" table:style-name="ce22">
            <text:p>14.3</text:p>
          </table:table-cell>
          <table:table-cell office:value-type="float" office:value="15.262644332411799" table:style-name="ce22">
            <text:p>15.3</text:p>
          </table:table-cell>
          <table:table-cell office:value-type="float" office:value="7.0499268173686804" table:style-name="ce22">
            <text:p>7.0</text:p>
          </table:table-cell>
          <table:table-cell office:value-type="float" office:value="3.3420068303789199" table:style-name="ce22">
            <text:p>3.3</text:p>
          </table:table-cell>
          <table:table-cell office:value-type="float" office:value="10.326882419905701" table:style-name="ce22">
            <text:p>10.3</text:p>
          </table:table-cell>
          <table:table-cell office:value-type="float" office:value="0.13010245568385101" table:style-name="ce23">
            <text:p>0.1</text:p>
          </table:table-cell>
          <table:table-cell office:value-type="float" office:value="100" table:style-name="ce22">
            <text:p>100.0</text:p>
          </table:table-cell>
          <table:table-cell table:number-columns-repeated="3" table:style-name="ce22"/>
          <table:table-cell table:number-columns-repeated="3" table:style-name="ce2"/>
          <table:table-cell table:number-columns-repeated="16364" table:style-name="ce3"/>
        </table:table-row>
        <table:table-row table:style-name="ro6">
          <table:table-cell office:value-type="float" office:value="2003" table:style-name="ce18">
            <text:p>2003</text:p>
          </table:table-cell>
          <table:table-cell office:value-type="float" office:value="3.82309941520468" table:style-name="ce22">
            <text:p>3.8</text:p>
          </table:table-cell>
          <table:table-cell office:value-type="float" office:value="10.935672514619901" table:style-name="ce22">
            <text:p>10.9</text:p>
          </table:table-cell>
          <table:table-cell office:value-type="float" office:value="7.8728070175438596" table:style-name="ce22">
            <text:p>7.9</text:p>
          </table:table-cell>
          <table:table-cell office:value-type="float" office:value="7.9897660818713501" table:style-name="ce22">
            <text:p>8.0</text:p>
          </table:table-cell>
          <table:table-cell office:value-type="float" office:value="9.3713450292397695" table:style-name="ce22">
            <text:p>9.4</text:p>
          </table:table-cell>
          <table:table-cell office:value-type="float" office:value="9.2982456140350909" table:style-name="ce22">
            <text:p>9.3</text:p>
          </table:table-cell>
          <table:table-cell office:value-type="float" office:value="14.0862573099415" table:style-name="ce22">
            <text:p>14.1</text:p>
          </table:table-cell>
          <table:table-cell office:value-type="float" office:value="13.8961988304094" table:style-name="ce22">
            <text:p>13.9</text:p>
          </table:table-cell>
          <table:table-cell office:value-type="float" office:value="7.3318713450292403" table:style-name="ce22">
            <text:p>7.3</text:p>
          </table:table-cell>
          <table:table-cell office:value-type="float" office:value="4.5906432748538002" table:style-name="ce22">
            <text:p>4.6</text:p>
          </table:table-cell>
          <table:table-cell office:value-type="float" office:value="10.6359649122807" table:style-name="ce22">
            <text:p>10.6</text:p>
          </table:table-cell>
          <table:table-cell office:value-type="float" office:value="0.16812865497075999" table:style-name="ce23">
            <text:p>0.2</text:p>
          </table:table-cell>
          <table:table-cell office:value-type="float" office:value="100" table:style-name="ce22">
            <text:p>100.0</text:p>
          </table:table-cell>
          <table:table-cell table:number-columns-repeated="3" table:style-name="ce22"/>
          <table:table-cell table:number-columns-repeated="3" table:style-name="ce2"/>
          <table:table-cell table:number-columns-repeated="16364" table:style-name="ce3"/>
        </table:table-row>
        <table:table-row table:style-name="ro6">
          <table:table-cell office:value-type="float" office:value="2004" table:style-name="ce18">
            <text:p>2004</text:p>
          </table:table-cell>
          <table:table-cell office:value-type="float" office:value="3.19655406937202" table:style-name="ce22">
            <text:p>3.2</text:p>
          </table:table-cell>
          <table:table-cell office:value-type="float" office:value="11.0934784251492" table:style-name="ce22">
            <text:p>11.1</text:p>
          </table:table-cell>
          <table:table-cell office:value-type="float" office:value="7.2621476611501503" table:style-name="ce22">
            <text:p>7.3</text:p>
          </table:table-cell>
          <table:table-cell office:value-type="float" office:value="8.89443059019119" table:style-name="ce22">
            <text:p>8.9</text:p>
          </table:table-cell>
          <table:table-cell office:value-type="float" office:value="10.919670520667999" table:style-name="ce22">
            <text:p>10.9</text:p>
          </table:table-cell>
          <table:table-cell office:value-type="float" office:value="8.1765283760296192" table:style-name="ce22">
            <text:p>8.2</text:p>
          </table:table-cell>
          <table:table-cell office:value-type="float" office:value="10.8592155973702" table:style-name="ce22">
            <text:p>10.9</text:p>
          </table:table-cell>
          <table:table-cell office:value-type="float" office:value="15.2044132094007" table:style-name="ce22">
            <text:p>15.2</text:p>
          </table:table-cell>
          <table:table-cell office:value-type="float" office:value="9.1513640142069104" table:style-name="ce22">
            <text:p>9.2</text:p>
          </table:table-cell>
          <table:table-cell office:value-type="float" office:value="5.7583314441169797" table:style-name="ce22">
            <text:p>5.8</text:p>
          </table:table-cell>
          <table:table-cell office:value-type="float" office:value="9.4007405728104008" table:style-name="ce22">
            <text:p>9.4</text:p>
          </table:table-cell>
          <table:table-cell office:value-type="float" office:value="8.3125519534497094E-2" table:style-name="ce23">
            <text:p>0.1</text:p>
          </table:table-cell>
          <table:table-cell office:value-type="float" office:value="100" table:style-name="ce22">
            <text:p>100.0</text:p>
          </table:table-cell>
          <table:table-cell table:number-columns-repeated="3" table:style-name="ce22"/>
          <table:table-cell table:number-columns-repeated="3" table:style-name="ce2"/>
          <table:table-cell table:number-columns-repeated="16364" table:style-name="ce3"/>
        </table:table-row>
        <table:table-row table:style-name="ro6">
          <table:table-cell office:value-type="float" office:value="2005" table:style-name="ce18">
            <text:p>2005</text:p>
          </table:table-cell>
          <table:table-cell office:value-type="float" office:value="3.3188703661414301" table:style-name="ce22">
            <text:p>3.3</text:p>
          </table:table-cell>
          <table:table-cell office:value-type="float" office:value="12.5980056329451" table:style-name="ce22">
            <text:p>12.6</text:p>
          </table:table-cell>
          <table:table-cell office:value-type="float" office:value="7.4522341478267498" table:style-name="ce22">
            <text:p>7.5</text:p>
          </table:table-cell>
          <table:table-cell office:value-type="float" office:value="8.4874781152470096" table:style-name="ce22">
            <text:p>8.5</text:p>
          </table:table-cell>
          <table:table-cell office:value-type="float" office:value="10.162137474309199" table:style-name="ce22">
            <text:p>10.2</text:p>
          </table:table-cell>
          <table:table-cell office:value-type="float" office:value="7.6577605237116497" table:style-name="ce22">
            <text:p>7.7</text:p>
          </table:table-cell>
          <table:table-cell office:value-type="float" office:value="10.915734185887199" table:style-name="ce22">
            <text:p>10.9</text:p>
          </table:table-cell>
          <table:table-cell office:value-type="float" office:value="11.745451777422501" table:style-name="ce22">
            <text:p>11.7</text:p>
          </table:table-cell>
          <table:table-cell office:value-type="float" office:value="8.8376341630509305" table:style-name="ce22">
            <text:p>8.8</text:p>
          </table:table-cell>
          <table:table-cell office:value-type="float" office:value="6.1581791885514203" table:style-name="ce22">
            <text:p>6.2</text:p>
          </table:table-cell>
          <table:table-cell office:value-type="float" office:value="12.537108928979199" table:style-name="ce22">
            <text:p>12.5</text:p>
          </table:table-cell>
          <table:table-cell office:value-type="float" office:value="0.129405495927533" table:style-name="ce23">
            <text:p>0.1</text:p>
          </table:table-cell>
          <table:table-cell office:value-type="float" office:value="100" table:style-name="ce22">
            <text:p>100.0</text:p>
          </table:table-cell>
          <table:table-cell table:number-columns-repeated="3" table:style-name="ce22"/>
          <table:table-cell table:number-columns-repeated="16367" table:style-name="ce3"/>
        </table:table-row>
        <table:table-row table:style-name="ro7">
          <table:table-cell office:value-type="float" office:value="2006" table:style-name="ce18">
            <text:p>2006</text:p>
          </table:table-cell>
          <table:table-cell office:value-type="float" office:value="2.86785074140459" table:style-name="ce22">
            <text:p>2.9</text:p>
          </table:table-cell>
          <table:table-cell office:value-type="float" office:value="13.035685188202701" table:style-name="ce22">
            <text:p>13.0</text:p>
          </table:table-cell>
          <table:table-cell office:value-type="float" office:value="7.4466351637608001" table:style-name="ce22">
            <text:p>7.4</text:p>
          </table:table-cell>
          <table:table-cell office:value-type="float" office:value="8.9946227798598706" table:style-name="ce22">
            <text:p>9.0</text:p>
          </table:table-cell>
          <table:table-cell office:value-type="float" office:value="9.8012058008799094" table:style-name="ce22">
            <text:p>9.8</text:p>
          </table:table-cell>
          <table:table-cell office:value-type="float" office:value="8.8805605344630898" table:style-name="ce22">
            <text:p>8.9</text:p>
          </table:table-cell>
          <table:table-cell office:value-type="float" office:value="9.45087176144696" table:style-name="ce22">
            <text:p>9.5</text:p>
          </table:table-cell>
          <table:table-cell office:value-type="float" office:value="13.434903047091399" table:style-name="ce22">
            <text:p>13.4</text:p>
          </table:table-cell>
          <table:table-cell office:value-type="float" office:value="8.8398240182499599" table:style-name="ce22">
            <text:p>8.8</text:p>
          </table:table-cell>
          <table:table-cell office:value-type="float" office:value="5.33648362392048" table:style-name="ce22">
            <text:p>5.3</text:p>
          </table:table-cell>
          <table:table-cell office:value-type="float" office:value="11.829884308294" table:style-name="ce22">
            <text:p>11.8</text:p>
          </table:table-cell>
          <table:table-cell office:value-type="float" office:value="8.1473032426266898E-2" table:style-name="ce23">
            <text:p>0.1</text:p>
          </table:table-cell>
          <table:table-cell office:value-type="float" office:value="100" table:style-name="ce22">
            <text:p>100.0</text:p>
          </table:table-cell>
          <table:table-cell table:number-columns-repeated="3" table:style-name="ce22"/>
          <table:table-cell table:number-columns-repeated="16367" table:style-name="ce3"/>
        </table:table-row>
        <table:table-row table:style-name="ro6">
          <table:table-cell office:value-type="float" office:value="2007" table:style-name="ce18">
            <text:p>2007</text:p>
          </table:table-cell>
          <table:table-cell office:value-type="float" office:value="3.3600264178981298" table:style-name="ce22">
            <text:p>3.4</text:p>
          </table:table-cell>
          <table:table-cell office:value-type="float" office:value="12.7301246594568" table:style-name="ce22">
            <text:p>12.7</text:p>
          </table:table-cell>
          <table:table-cell office:value-type="float" office:value="8.9325518038471099" table:style-name="ce22">
            <text:p>8.9</text:p>
          </table:table-cell>
          <table:table-cell office:value-type="float" office:value="10.0388012878725" table:style-name="ce22">
            <text:p>10.0</text:p>
          </table:table-cell>
          <table:table-cell office:value-type="float" office:value="11.9706100883348" table:style-name="ce22">
            <text:p>12.0</text:p>
          </table:table-cell>
          <table:table-cell office:value-type="float" office:value="7.9501362172872101" table:style-name="ce22">
            <text:p>8.0</text:p>
          </table:table-cell>
          <table:table-cell office:value-type="float" office:value="10.236935523817399" table:style-name="ce22">
            <text:p>10.2</text:p>
          </table:table-cell>
          <table:table-cell office:value-type="float" office:value="11.367951787335899" table:style-name="ce22">
            <text:p>11.4</text:p>
          </table:table-cell>
          <table:table-cell office:value-type="float" office:value="7.6364236770411997" table:style-name="ce22">
            <text:p>7.6</text:p>
          </table:table-cell>
          <table:table-cell office:value-type="float" office:value="4.7139436968546198" table:style-name="ce22">
            <text:p>4.7</text:p>
          </table:table-cell>
          <table:table-cell office:value-type="float" office:value="10.9469165359531" table:style-name="ce22">
            <text:p>10.9</text:p>
          </table:table-cell>
          <table:table-cell office:value-type="float" office:value="0.115578304301164" table:style-name="ce23">
            <text:p>0.1</text:p>
          </table:table-cell>
          <table:table-cell office:value-type="float" office:value="100" table:style-name="ce22">
            <text:p>100.0</text:p>
          </table:table-cell>
          <table:table-cell table:number-columns-repeated="3" table:style-name="ce22"/>
          <table:table-cell table:number-columns-repeated="16367" table:style-name="ce3"/>
        </table:table-row>
        <table:table-row table:style-name="ro6">
          <table:table-cell office:value-type="float" office:value="2008" table:style-name="ce18">
            <text:p>2008</text:p>
          </table:table-cell>
          <table:table-cell office:value-type="float" office:value="3.8731790916880899" table:style-name="ce22">
            <text:p>3.9</text:p>
          </table:table-cell>
          <table:table-cell office:value-type="float" office:value="11.4910025706941" table:style-name="ce22">
            <text:p>11.5</text:p>
          </table:table-cell>
          <table:table-cell office:value-type="float" office:value="8.8688946015424204" table:style-name="ce22">
            <text:p>8.9</text:p>
          </table:table-cell>
          <table:table-cell office:value-type="float" office:value="9.9314481576692408" table:style-name="ce22">
            <text:p>9.9</text:p>
          </table:table-cell>
          <table:table-cell office:value-type="float" office:value="11.919451585261401" table:style-name="ce22">
            <text:p>11.9</text:p>
          </table:table-cell>
          <table:table-cell office:value-type="float" office:value="7.7206512425021403" table:style-name="ce22">
            <text:p>7.7</text:p>
          </table:table-cell>
          <table:table-cell office:value-type="float" office:value="10.9254498714653" table:style-name="ce22">
            <text:p>10.9</text:p>
          </table:table-cell>
          <table:table-cell office:value-type="float" office:value="13.3590402742074" table:style-name="ce22">
            <text:p>13.4</text:p>
          </table:table-cell>
          <table:table-cell office:value-type="float" office:value="7.9520137103684698" table:style-name="ce22">
            <text:p>8.0</text:p>
          </table:table-cell>
          <table:table-cell office:value-type="float" office:value="4.0788346186803803" table:style-name="ce22">
            <text:p>4.1</text:p>
          </table:table-cell>
          <table:table-cell office:value-type="float" office:value="9.8371893744644403" table:style-name="ce22">
            <text:p>9.8</text:p>
          </table:table-cell>
          <table:table-cell office:value-type="float" office:value="4.2844901456726703E-2" table:style-name="ce23">
            <text:p>-</text:p>
          </table:table-cell>
          <table:table-cell office:value-type="float" office:value="100" table:style-name="ce22">
            <text:p>100.0</text:p>
          </table:table-cell>
          <table:table-cell table:number-columns-repeated="3" table:style-name="ce22"/>
          <table:table-cell table:number-columns-repeated="16367" table:style-name="ce3"/>
        </table:table-row>
        <table:table-row table:style-name="ro6">
          <table:table-cell office:value-type="float" office:value="2009" table:style-name="ce18">
            <text:p>2009</text:p>
          </table:table-cell>
          <table:table-cell office:value-type="float" office:value="4.2129532592747898" table:style-name="ce22">
            <text:p>4.2</text:p>
          </table:table-cell>
          <table:table-cell office:value-type="float" office:value="12.2720603647034" table:style-name="ce22">
            <text:p>12.3</text:p>
          </table:table-cell>
          <table:table-cell office:value-type="float" office:value="9.1280653950953692" table:style-name="ce22">
            <text:p>9.1</text:p>
          </table:table-cell>
          <table:table-cell office:value-type="float" office:value="7.7342276252357998" table:style-name="ce22">
            <text:p>7.7</text:p>
          </table:table-cell>
          <table:table-cell office:value-type="float" office:value="7.9543072731083599" table:style-name="ce22">
            <text:p>8.0</text:p>
          </table:table-cell>
          <table:table-cell office:value-type="float" office:value="7.0530287151540598" table:style-name="ce22">
            <text:p>7.1</text:p>
          </table:table-cell>
          <table:table-cell office:value-type="float" office:value="14.043177530915999" table:style-name="ce22">
            <text:p>14.0</text:p>
          </table:table-cell>
          <table:table-cell office:value-type="float" office:value="16.7679731712429" table:style-name="ce22">
            <text:p>16.8</text:p>
          </table:table-cell>
          <table:table-cell office:value-type="float" office:value="8.21630685390903" table:style-name="ce22">
            <text:p>8.2</text:p>
          </table:table-cell>
          <table:table-cell office:value-type="float" office:value="3.9928736114022199" table:style-name="ce22">
            <text:p>4.0</text:p>
          </table:table-cell>
          <table:table-cell office:value-type="float" office:value="8.6250261999580804" table:style-name="ce22">
            <text:p>8.6</text:p>
          </table:table-cell>
          <table:table-cell office:value-type="float" office:value="0" table:style-name="ce23">
            <text:p>0.0</text:p>
          </table:table-cell>
          <table:table-cell office:value-type="float" office:value="100" table:style-name="ce22">
            <text:p>100.0</text:p>
          </table:table-cell>
          <table:table-cell table:number-columns-repeated="3" table:style-name="ce22"/>
          <table:table-cell table:number-columns-repeated="16367" table:style-name="ce3"/>
        </table:table-row>
        <table:table-row table:style-name="ro6">
          <table:table-cell office:value-type="float" office:value="2010" table:style-name="ce18">
            <text:p>2010</text:p>
          </table:table-cell>
          <table:table-cell office:value-type="float" office:value="3.5538116591928302" table:style-name="ce22">
            <text:p>3.6</text:p>
          </table:table-cell>
          <table:table-cell office:value-type="float" office:value="10.5941704035874" table:style-name="ce22">
            <text:p>10.6</text:p>
          </table:table-cell>
          <table:table-cell office:value-type="float" office:value="7.5784753363228701" table:style-name="ce22">
            <text:p>7.6</text:p>
          </table:table-cell>
          <table:table-cell office:value-type="float" office:value="9.2040358744394606" table:style-name="ce22">
            <text:p>9.2</text:p>
          </table:table-cell>
          <table:table-cell office:value-type="float" office:value="9.3385650224215304" table:style-name="ce22">
            <text:p>9.3</text:p>
          </table:table-cell>
          <table:table-cell office:value-type="float" office:value="8.0381165919282491" table:style-name="ce22">
            <text:p>8.0</text:p>
          </table:table-cell>
          <table:table-cell office:value-type="float" office:value="12.903587443946201" table:style-name="ce22">
            <text:p>12.9</text:p>
          </table:table-cell>
          <table:table-cell office:value-type="float" office:value="13.654708520179399" table:style-name="ce22">
            <text:p>13.7</text:p>
          </table:table-cell>
          <table:table-cell office:value-type="float" office:value="11.7937219730942" table:style-name="ce22">
            <text:p>11.8</text:p>
          </table:table-cell>
          <table:table-cell office:value-type="float" office:value="4.2152466367713002" table:style-name="ce22">
            <text:p>4.2</text:p>
          </table:table-cell>
          <table:table-cell office:value-type="float" office:value="9.1255605381165896" table:style-name="ce22">
            <text:p>9.1</text:p>
          </table:table-cell>
          <table:table-cell office:value-type="float" office:value="0" table:style-name="ce23">
            <text:p>0.0</text:p>
          </table:table-cell>
          <table:table-cell office:value-type="float" office:value="100" table:style-name="ce22">
            <text:p>100.0</text:p>
          </table:table-cell>
          <table:table-cell table:number-columns-repeated="3" table:style-name="ce22"/>
          <table:table-cell table:number-columns-repeated="16367" table:style-name="ce3"/>
        </table:table-row>
        <table:table-row table:style-name="ro7">
          <table:table-cell office:value-type="float" office:value="2011" table:style-name="ce18">
            <text:p>2011</text:p>
          </table:table-cell>
          <table:table-cell office:value-type="float" office:value="3.9746746394653498" table:style-name="ce22">
            <text:p>4.0</text:p>
          </table:table-cell>
          <table:table-cell office:value-type="float" office:value="8.8990502989799491" table:style-name="ce22">
            <text:p>8.9</text:p>
          </table:table-cell>
          <table:table-cell office:value-type="float" office:value="5.6864814163442396" table:style-name="ce22">
            <text:p>5.7</text:p>
          </table:table-cell>
          <table:table-cell office:value-type="float" office:value="6.6948059561496098" table:style-name="ce22">
            <text:p>6.7</text:p>
          </table:table-cell>
          <table:table-cell office:value-type="float" office:value="9.4618360886387602" table:style-name="ce22">
            <text:p>9.5</text:p>
          </table:table-cell>
          <table:table-cell office:value-type="float" office:value="8.2424668777113403" table:style-name="ce22">
            <text:p>8.2</text:p>
          </table:table-cell>
          <table:table-cell office:value-type="float" office:value="16.1449173408371" table:style-name="ce22">
            <text:p>16.1</text:p>
          </table:table-cell>
          <table:table-cell office:value-type="float" office:value="15.8049009262516" table:style-name="ce22">
            <text:p>15.8</text:p>
          </table:table-cell>
          <table:table-cell office:value-type="float" office:value="11.4550357603471" table:style-name="ce22">
            <text:p>11.5</text:p>
          </table:table-cell>
          <table:table-cell office:value-type="float" office:value="4.2912416461484302" table:style-name="ce22">
            <text:p>4.3</text:p>
          </table:table-cell>
          <table:table-cell office:value-type="float" office:value="9.3328643451752793" table:style-name="ce22">
            <text:p>9.3</text:p>
          </table:table-cell>
          <table:table-cell office:value-type="float" office:value="1.1724703951225201E-2" table:style-name="ce23">
            <text:p>-</text:p>
          </table:table-cell>
          <table:table-cell office:value-type="float" office:value="100" table:style-name="ce22">
            <text:p>100.0</text:p>
          </table:table-cell>
          <table:table-cell table:number-columns-repeated="3" table:style-name="ce22"/>
          <table:table-cell table:number-columns-repeated="16367" table:style-name="ce3"/>
        </table:table-row>
        <table:table-row table:style-name="ro6">
          <table:table-cell office:value-type="float" office:value="2012" table:style-name="ce18">
            <text:p>2012</text:p>
          </table:table-cell>
          <table:table-cell office:value-type="float" office:value="2.81001832620648" table:style-name="ce22">
            <text:p>2.8</text:p>
          </table:table-cell>
          <table:table-cell office:value-type="float" office:value="8.1449806556709401" table:style-name="ce22">
            <text:p>8.1</text:p>
          </table:table-cell>
          <table:table-cell office:value-type="float" office:value="7.4221136224801496" table:style-name="ce22">
            <text:p>7.4</text:p>
          </table:table-cell>
          <table:table-cell office:value-type="float" office:value="8.0737120749338196" table:style-name="ce22">
            <text:p>8.1</text:p>
          </table:table-cell>
          <table:table-cell office:value-type="float" office:value="10.9244553044187" table:style-name="ce22">
            <text:p>10.9</text:p>
          </table:table-cell>
          <table:table-cell office:value-type="float" office:value="5.8949297495418396" table:style-name="ce22">
            <text:p>5.9</text:p>
          </table:table-cell>
          <table:table-cell office:value-type="float" office:value="19.171248218285498" table:style-name="ce22">
            <text:p>19.2</text:p>
          </table:table-cell>
          <table:table-cell office:value-type="float" office:value="13.917735695377701" table:style-name="ce22">
            <text:p>13.9</text:p>
          </table:table-cell>
          <table:table-cell office:value-type="float" office:value="11.016086336795" table:style-name="ce22">
            <text:p>11.0</text:p>
          </table:table-cell>
          <table:table-cell office:value-type="float" office:value="4.2557523925880698" table:style-name="ce22">
            <text:p>4.3</text:p>
          </table:table-cell>
          <table:table-cell office:value-type="float" office:value="8.3689676237018897" table:style-name="ce22">
            <text:p>8.4</text:p>
          </table:table-cell>
          <table:table-cell office:value-type="float" office:value="0" table:style-name="ce23">
            <text:p>0.0</text:p>
          </table:table-cell>
          <table:table-cell office:value-type="float" office:value="100" table:style-name="ce22">
            <text:p>100.0</text:p>
          </table:table-cell>
          <table:table-cell table:number-columns-repeated="3" table:style-name="ce22"/>
          <table:table-cell table:number-columns-repeated="16367" table:style-name="ce3"/>
        </table:table-row>
        <table:table-row table:style-name="ro6">
          <table:table-cell office:value-type="float" office:value="2013" table:style-name="ce18">
            <text:p>2013</text:p>
          </table:table-cell>
          <table:table-cell office:value-type="float" office:value="4.3943910787236398" table:style-name="ce22">
            <text:p>4.4</text:p>
          </table:table-cell>
          <table:table-cell office:value-type="float" office:value="7.3092635530528902" table:style-name="ce22">
            <text:p>7.3</text:p>
          </table:table-cell>
          <table:table-cell office:value-type="float" office:value="6.9228221265319601" table:style-name="ce22">
            <text:p>6.9</text:p>
          </table:table-cell>
          <table:table-cell office:value-type="float" office:value="7.4638401236612602" table:style-name="ce22">
            <text:p>7.5</text:p>
          </table:table-cell>
          <table:table-cell office:value-type="float" office:value="9.9701888042398092" table:style-name="ce22">
            <text:p>10.0</text:p>
          </table:table-cell>
          <table:table-cell office:value-type="float" office:value="6.5142983327812702" table:style-name="ce22">
            <text:p>6.5</text:p>
          </table:table-cell>
          <table:table-cell office:value-type="float" office:value="11.350336756100299" table:style-name="ce22">
            <text:p>11.4</text:p>
          </table:table-cell>
          <table:table-cell office:value-type="float" office:value="14.8503919620183" table:style-name="ce22">
            <text:p>14.9</text:p>
          </table:table-cell>
          <table:table-cell office:value-type="float" office:value="15.435574693607199" table:style-name="ce22">
            <text:p>15.4</text:p>
          </table:table-cell>
          <table:table-cell office:value-type="float" office:value="4.6372971182510803" table:style-name="ce22">
            <text:p>4.6</text:p>
          </table:table-cell>
          <table:table-cell office:value-type="float" office:value="11.030142431268599" table:style-name="ce22">
            <text:p>11.0</text:p>
          </table:table-cell>
          <table:table-cell office:value-type="float" office:value="0.121453019763719" table:style-name="ce23">
            <text:p>0.1</text:p>
          </table:table-cell>
          <table:table-cell office:value-type="float" office:value="100" table:style-name="ce22">
            <text:p>100.0</text:p>
          </table:table-cell>
          <table:table-cell table:number-columns-repeated="3" table:style-name="ce22"/>
          <table:table-cell table:number-columns-repeated="16367" table:style-name="ce3"/>
        </table:table-row>
        <table:table-row table:style-name="ro6">
          <table:table-cell office:value-type="float" office:value="2014" table:style-name="ce18">
            <text:p>2014</text:p>
          </table:table-cell>
          <table:table-cell office:value-type="float" office:value="5.2934821750090002" table:style-name="ce22">
            <text:p>5.3</text:p>
          </table:table-cell>
          <table:table-cell office:value-type="float" office:value="7.6341375585163904" table:style-name="ce22">
            <text:p>7.6</text:p>
          </table:table-cell>
          <table:table-cell office:value-type="float" office:value="6.8419157364061904" table:style-name="ce22">
            <text:p>6.8</text:p>
          </table:table-cell>
          <table:table-cell office:value-type="float" office:value="7.53811067098788" table:style-name="ce22">
            <text:p>7.5</text:p>
          </table:table-cell>
          <table:table-cell office:value-type="float" office:value="6.96194934581683" table:style-name="ce22">
            <text:p>7.0</text:p>
          </table:table-cell>
          <table:table-cell office:value-type="float" office:value="8.0662585523946699" table:style-name="ce22">
            <text:p>8.1</text:p>
          </table:table-cell>
          <table:table-cell office:value-type="float" office:value="12.8315928459969" table:style-name="ce22">
            <text:p>12.8</text:p>
          </table:table-cell>
          <table:table-cell office:value-type="float" office:value="13.6838314728124" table:style-name="ce22">
            <text:p>13.7</text:p>
          </table:table-cell>
          <table:table-cell office:value-type="float" office:value="16.840715400312099" table:style-name="ce22">
            <text:p>16.8</text:p>
          </table:table-cell>
          <table:table-cell office:value-type="float" office:value="3.8050654183171302" table:style-name="ce22">
            <text:p>3.8</text:p>
          </table:table-cell>
          <table:table-cell office:value-type="float" office:value="10.466930740607401" table:style-name="ce22">
            <text:p>10.5</text:p>
          </table:table-cell>
          <table:table-cell office:value-type="float" office:value="3.6010082823190501E-2" table:style-name="ce23">
            <text:p>-</text:p>
          </table:table-cell>
          <table:table-cell office:value-type="float" office:value="100" table:style-name="ce22">
            <text:p>100.0</text:p>
          </table:table-cell>
          <table:table-cell table:number-columns-repeated="3" table:style-name="ce22"/>
          <table:table-cell table:number-columns-repeated="16367" table:style-name="ce3"/>
        </table:table-row>
        <table:table-row table:style-name="ro6">
          <table:table-cell office:value-type="float" office:value="2015" table:style-name="ce18">
            <text:p>2015</text:p>
          </table:table-cell>
          <table:table-cell office:value-type="float" office:value="2.7651169857186302" table:style-name="ce22">
            <text:p>2.8</text:p>
          </table:table-cell>
          <table:table-cell office:value-type="float" office:value="8.5890813329281901" table:style-name="ce22">
            <text:p>8.6</text:p>
          </table:table-cell>
          <table:table-cell office:value-type="float" office:value="6.20885242580776" table:style-name="ce22">
            <text:p>6.2</text:p>
          </table:table-cell>
          <table:table-cell office:value-type="float" office:value="5.8746075154461703" table:style-name="ce22">
            <text:p>5.9</text:p>
          </table:table-cell>
          <table:table-cell office:value-type="float" office:value="8.1130355515040993" table:style-name="ce22">
            <text:p>8.1</text:p>
          </table:table-cell>
          <table:table-cell office:value-type="float" office:value="7.8699483439684004" table:style-name="ce22">
            <text:p>7.9</text:p>
          </table:table-cell>
          <table:table-cell office:value-type="float" office:value="14.250987541780599" table:style-name="ce22">
            <text:p>14.3</text:p>
          </table:table-cell>
          <table:table-cell office:value-type="float" office:value="13.9268712650663" table:style-name="ce22">
            <text:p>13.9</text:p>
          </table:table-cell>
          <table:table-cell office:value-type="float" office:value="15.810797123467999" table:style-name="ce22">
            <text:p>15.8</text:p>
          </table:table-cell>
          <table:table-cell office:value-type="float" office:value="4.0717107262230297" table:style-name="ce22">
            <text:p>4.1</text:p>
          </table:table-cell>
          <table:table-cell office:value-type="float" office:value="9.0955130152942392" table:style-name="ce22">
            <text:p>9.1</text:p>
          </table:table-cell>
          <table:table-cell office:value-type="float" office:value="0.30385900941962901" table:style-name="ce23">
            <text:p>0.3</text:p>
          </table:table-cell>
          <table:table-cell office:value-type="float" office:value="96.880380836625093" table:style-name="ce22">
            <text:p>96.9</text:p>
          </table:table-cell>
          <table:table-cell office:value-type="float" office:value="3.11961916337486" table:style-name="ce22">
            <text:p>3.1</text:p>
          </table:table-cell>
          <table:table-cell office:value-type="float" office:value="0" table:style-name="ce22">
            <text:p>0.0</text:p>
          </table:table-cell>
          <table:table-cell office:value-type="float" office:value="100" table:style-name="ce22">
            <text:p>100.0</text:p>
          </table:table-cell>
          <table:table-cell table:number-columns-repeated="16367" table:style-name="ce3"/>
        </table:table-row>
        <table:table-row table:style-name="ro7">
          <table:table-cell office:value-type="float" office:value="2016" table:style-name="ce18">
            <text:p>2016</text:p>
          </table:table-cell>
          <table:table-cell office:value-type="float" office:value="3.6328125" table:style-name="ce22">
            <text:p>3.6</text:p>
          </table:table-cell>
          <table:table-cell office:value-type="float" office:value="7.5390625" table:style-name="ce22">
            <text:p>7.5</text:p>
          </table:table-cell>
          <table:table-cell office:value-type="float" office:value="5.9765625" table:style-name="ce22">
            <text:p>6.0</text:p>
          </table:table-cell>
          <table:table-cell office:value-type="float" office:value="4.98046875" table:style-name="ce22">
            <text:p>5.0</text:p>
          </table:table-cell>
          <table:table-cell office:value-type="float" office:value="8.662109375" table:style-name="ce22">
            <text:p>8.7</text:p>
          </table:table-cell>
          <table:table-cell office:value-type="float" office:value="6.62109375" table:style-name="ce22">
            <text:p>6.6</text:p>
          </table:table-cell>
          <table:table-cell office:value-type="float" office:value="15.732421875" table:style-name="ce22">
            <text:p>15.7</text:p>
          </table:table-cell>
          <table:table-cell office:value-type="float" office:value="17.5390625" table:style-name="ce22">
            <text:p>17.5</text:p>
          </table:table-cell>
          <table:table-cell office:value-type="float" office:value="14.51171875" table:style-name="ce22">
            <text:p>14.5</text:p>
          </table:table-cell>
          <table:table-cell office:value-type="float" office:value="4.19921875" table:style-name="ce22">
            <text:p>4.2</text:p>
          </table:table-cell>
          <table:table-cell office:value-type="float" office:value="8.564453125" table:style-name="ce22">
            <text:p>8.6</text:p>
          </table:table-cell>
          <table:table-cell office:value-type="float" office:value="8.7890625E-2" table:style-name="ce23">
            <text:p>0.1</text:p>
          </table:table-cell>
          <table:table-cell office:value-type="float" office:value="98.046875" table:style-name="ce22">
            <text:p>98.0</text:p>
          </table:table-cell>
          <table:table-cell office:value-type="float" office:value="1.953125" table:style-name="ce22">
            <text:p>2.0</text:p>
          </table:table-cell>
          <table:table-cell office:value-type="float" office:value="0" table:style-name="ce22">
            <text:p>0.0</text:p>
          </table:table-cell>
          <table:table-cell office:value-type="float" office:value="100" table:style-name="ce22">
            <text:p>100.0</text:p>
          </table:table-cell>
          <table:table-cell table:number-columns-repeated="16367" table:style-name="ce3"/>
        </table:table-row>
        <table:table-row table:style-name="ro6">
          <table:table-cell office:value-type="float" office:value="2017" table:style-name="ce18">
            <text:p>2017</text:p>
          </table:table-cell>
          <table:table-cell office:value-type="float" office:value="2.7848381036578602" table:style-name="ce22">
            <text:p>2.8</text:p>
          </table:table-cell>
          <table:table-cell office:value-type="float" office:value="7.6472538402033399" table:style-name="ce22">
            <text:p>7.6</text:p>
          </table:table-cell>
          <table:table-cell office:value-type="float" office:value="6.4979555752016802" table:style-name="ce22">
            <text:p>6.5</text:p>
          </table:table-cell>
          <table:table-cell office:value-type="float" office:value="5.2270969167863903" table:style-name="ce22">
            <text:p>5.2</text:p>
          </table:table-cell>
          <table:table-cell office:value-type="float" office:value="8.1445463587136704" table:style-name="ce22">
            <text:p>8.1</text:p>
          </table:table-cell>
          <table:table-cell office:value-type="float" office:value="7.8240689578959" table:style-name="ce22">
            <text:p>7.8</text:p>
          </table:table-cell>
          <table:table-cell office:value-type="float" office:value="17.504696651563702" table:style-name="ce22">
            <text:p>17.5</text:p>
          </table:table-cell>
          <table:table-cell office:value-type="float" office:value="14.929826500165801" table:style-name="ce22">
            <text:p>14.9</text:p>
          </table:table-cell>
          <table:table-cell office:value-type="float" office:value="13.5484583931926" table:style-name="ce22">
            <text:p>13.5</text:p>
          </table:table-cell>
          <table:table-cell office:value-type="float" office:value="4.6966515637087003" table:style-name="ce22">
            <text:p>4.7</text:p>
          </table:table-cell>
          <table:table-cell office:value-type="float" office:value="7.7688142336169701" table:style-name="ce22">
            <text:p>7.8</text:p>
          </table:table-cell>
          <table:table-cell office:value-type="float" office:value="0" table:style-name="ce23">
            <text:p>0.0</text:p>
          </table:table-cell>
          <table:table-cell office:value-type="float" office:value="96.574207094706594" table:style-name="ce22">
            <text:p>96.6</text:p>
          </table:table-cell>
          <table:table-cell office:value-type="float" office:value="3.4257929052934002" table:style-name="ce22">
            <text:p>3.4</text:p>
          </table:table-cell>
          <table:table-cell office:value-type="float" office:value="0" table:style-name="ce22">
            <text:p>0.0</text:p>
          </table:table-cell>
          <table:table-cell office:value-type="float" office:value="100" table:style-name="ce22">
            <text:p>100.0</text:p>
          </table:table-cell>
          <table:table-cell table:number-columns-repeated="16367" table:style-name="ce3"/>
        </table:table-row>
        <table:table-row table:style-name="ro6">
          <table:table-cell office:value-type="string" table:style-name="ce18">
            <text:p>2018<text:s/><text:span text:style-name="T6">r</text:span></text:p>
          </table:table-cell>
          <table:table-cell office:value-type="float" office:value="1.73001949317739" table:style-name="ce22">
            <text:p>1.7</text:p>
          </table:table-cell>
          <table:table-cell office:value-type="float" office:value="6.8957115009746603" table:style-name="ce22">
            <text:p>6.9</text:p>
          </table:table-cell>
          <table:table-cell office:value-type="float" office:value="7.9678362573099397" table:style-name="ce22">
            <text:p>8.0</text:p>
          </table:table-cell>
          <table:table-cell office:value-type="float" office:value="5.1291423001949301" table:style-name="ce22">
            <text:p>5.1</text:p>
          </table:table-cell>
          <table:table-cell office:value-type="float" office:value="7.8460038986354803" table:style-name="ce22">
            <text:p>7.8</text:p>
          </table:table-cell>
          <table:table-cell office:value-type="float" office:value="5.7261208576997999" table:style-name="ce22">
            <text:p>5.7</text:p>
          </table:table-cell>
          <table:table-cell office:value-type="float" office:value="15.3630604288499" table:style-name="ce22">
            <text:p>15.4</text:p>
          </table:table-cell>
          <table:table-cell office:value-type="float" office:value="16.203703703703699" table:style-name="ce22">
            <text:p>16.2</text:p>
          </table:table-cell>
          <table:table-cell office:value-type="float" office:value="17.288011695906398" table:style-name="ce22">
            <text:p>17.3</text:p>
          </table:table-cell>
          <table:table-cell office:value-type="float" office:value="4.3494152046783601" table:style-name="ce22">
            <text:p>4.3</text:p>
          </table:table-cell>
          <table:table-cell office:value-type="float" office:value="8.5526315789473699" table:style-name="ce22">
            <text:p>8.6</text:p>
          </table:table-cell>
          <table:table-cell office:value-type="float" office:value="3.65497076023392E-2" table:style-name="ce23">
            <text:p>-</text:p>
          </table:table-cell>
          <table:table-cell office:value-type="float" office:value="97.088206627680293" table:style-name="ce22">
            <text:p>97.1</text:p>
          </table:table-cell>
          <table:table-cell office:value-type="float" office:value="2.91179337231969" table:style-name="ce22">
            <text:p>2.9</text:p>
          </table:table-cell>
          <table:table-cell office:value-type="float" office:value="0" table:style-name="ce22">
            <text:p>0.0</text:p>
          </table:table-cell>
          <table:table-cell office:value-type="float" office:value="100" table:style-name="ce22">
            <text:p>100.0</text:p>
          </table:table-cell>
          <table:table-cell table:number-columns-repeated="16367" table:style-name="ce3"/>
        </table:table-row>
        <table:table-row table:style-name="ro6">
          <table:table-cell office:value-type="float" office:value="2019" table:style-name="ce24">
            <text:p>2019</text:p>
          </table:table-cell>
          <table:table-cell office:value-type="float" office:value="2.4910047052311102" table:style-name="ce25">
            <text:p>2.5</text:p>
          </table:table-cell>
          <table:table-cell office:value-type="float" office:value="6.2690285081649604" table:style-name="ce25">
            <text:p>6.3</text:p>
          </table:table-cell>
          <table:table-cell office:value-type="float" office:value="6.9886520896761697" table:style-name="ce25">
            <text:p>7.0</text:p>
          </table:table-cell>
          <table:table-cell office:value-type="float" office:value="5.7985053971768599" table:style-name="ce25">
            <text:p>5.8</text:p>
          </table:table-cell>
          <table:table-cell office:value-type="float" office:value="11.8461112648768" table:style-name="ce25">
            <text:p>11.8</text:p>
          </table:table-cell>
          <table:table-cell office:value-type="float" office:value="5.3833379463050104" table:style-name="ce25">
            <text:p>5.4</text:p>
          </table:table-cell>
          <table:table-cell office:value-type="float" office:value="15.0982562967063" table:style-name="ce25">
            <text:p>15.1</text:p>
          </table:table-cell>
          <table:table-cell office:value-type="float" office:value="17.367838361472501" table:style-name="ce25">
            <text:p>17.4</text:p>
          </table:table-cell>
          <table:table-cell office:value-type="float" office:value="11.7769166897315" table:style-name="ce25">
            <text:p>11.8</text:p>
          </table:table-cell>
          <table:table-cell office:value-type="float" office:value="4.8159424301134797" table:style-name="ce25">
            <text:p>4.8</text:p>
          </table:table-cell>
          <table:table-cell office:value-type="float" office:value="9.8394685856628907" table:style-name="ce25">
            <text:p>9.8</text:p>
          </table:table-cell>
          <table:table-cell office:value-type="float" office:value="0" table:style-name="ce26">
            <text:p>0.0</text:p>
          </table:table-cell>
          <table:table-cell office:value-type="float" office:value="97.675062275117597" table:style-name="ce25">
            <text:p>97.7</text:p>
          </table:table-cell>
          <table:table-cell office:value-type="float" office:value="2.3249377248823699" table:style-name="ce25">
            <text:p>2.3</text:p>
          </table:table-cell>
          <table:table-cell office:value-type="float" office:value="0" table:style-name="ce25">
            <text:p>0.0</text:p>
          </table:table-cell>
          <table:table-cell office:value-type="float" office:value="100" table:style-name="ce25">
            <text:p>100.0</text:p>
          </table:table-cell>
          <table:table-cell table:number-columns-repeated="16367" table:style-name="ce3"/>
        </table:table-row>
        <table:table-row table:style-name="ro1">
          <table:table-cell table:style-name="ce16"/>
          <table:table-cell table:number-columns-repeated="11" table:style-name="ce27"/>
          <table:table-cell table:style-name="ce28"/>
          <table:table-cell table:style-name="ce27"/>
          <table:table-cell table:number-columns-repeated="3" table:style-name="ce2"/>
          <table:table-cell table:number-columns-repeated="16367" table:style-name="ce3"/>
        </table:table-row>
        <table:table-row table:style-name="ro2">
          <table:table-cell office:value-type="string" table:style-name="ce2">
            <text:p>r. Figures have been slightly revised by an improvement to the postcode allocation system.</text:p>
          </table:table-cell>
          <table:table-cell table:number-columns-repeated="11" table:style-name="ce27"/>
          <table:table-cell table:style-name="ce28"/>
          <table:table-cell table:style-name="ce27"/>
          <table:table-cell table:number-columns-repeated="2" table:style-name="ce2"/>
          <table:table-cell office:value-type="string" table:style-name="ce29">
            <text:p>Source: DVLA/DfT</text:p>
          </table:table-cell>
          <table:table-cell table:number-columns-repeated="16367" table:style-name="ce3"/>
        </table:table-row>
        <table:table-row table:style-name="ro8">
          <table:table-cell office:value-type="string" table:style-name="ce30">
            <text:p>1. Refers to vehicles that are between keepers with the previous keeper based in Great Britain. Also includes a small number of vehicles where region is unknown due to incomplete postcode.</text:p>
          </table:table-cell>
          <table:table-cell table:number-columns-repeated="15" table:style-name="ce2"/>
          <table:table-cell office:value-type="string" table:style-name="ce29">
            <text:p>Last updated: 30 April 2020</text:p>
          </table:table-cell>
          <table:table-cell table:number-columns-repeated="16367" table:style-name="ce3"/>
        </table:table-row>
        <table:table-row table:style-name="ro2">
          <table:table-cell office:value-type="string" table:style-name="ce30">
            <text:p>2. Refers to vehicles that are between keepers with the previous keeper based in Northern Ireland.</text:p>
          </table:table-cell>
          <table:table-cell table:number-columns-repeated="15" table:style-name="ce2"/>
          <table:table-cell office:value-type="string" table:style-name="ce29">
            <text:p>Next update: April 2021</text:p>
          </table:table-cell>
          <table:table-cell table:number-columns-repeated="16367" table:style-name="ce3"/>
        </table:table-row>
        <table:table-row table:style-name="ro2">
          <table:table-cell table:style-name="ce18"/>
          <table:table-cell table:number-columns-repeated="15" table:style-name="ce2"/>
          <table:table-cell table:style-name="ce29"/>
          <table:table-cell table:number-columns-repeated="16367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number-columns-repeated="3" table:style-name="ce2"/>
          <table:table-cell table:number-columns-repeated="2" table:style-name="ce31"/>
          <table:table-cell table:number-columns-repeated="7" table:style-name="ce2"/>
          <table:table-cell table:style-name="ce29"/>
          <table:table-cell table:style-name="ce2"/>
          <table:table-cell table:style-name="ce18"/>
          <table:table-cell table:style-name="ce2"/>
          <table:table-cell table:number-columns-repeated="16367" table:style-name="ce3"/>
        </table:table-row>
        <table:table-row table:style-name="ro9">
          <table:table-cell office:value-type="string" table:style-name="ce32">
            <text:p>Email:<text:s/><text:span text:style-name="T2">vehicles.stats@dft.gov.uk</text:span></text:p>
          </table:table-cell>
          <table:table-cell table:number-columns-repeated="2" table:style-name="ce33"/>
          <table:table-cell table:style-name="ce2"/>
          <table:table-cell table:number-columns-repeated="2" table:style-name="ce31"/>
          <table:table-cell table:style-name="ce2"/>
          <table:table-cell table:number-columns-repeated="2" table:style-name="ce34"/>
          <table:table-cell table:number-columns-repeated="4" table:style-name="ce2"/>
          <table:table-cell table:style-name="ce29"/>
          <table:table-cell table:style-name="ce2"/>
          <table:table-cell table:style-name="ce35"/>
          <table:table-cell table:style-name="ce2"/>
          <table:table-cell table:number-columns-repeated="16367" table:style-name="ce3"/>
        </table:table-row>
        <table:table-row table:style-name="ro9">
          <table:table-cell office:value-type="string" table:number-columns-spanned="9" table:number-rows-spanned="1" table:style-name="ce36">
            <text:p><text:a xlink:href="https://www.gov.uk/government/publications/vehicles-statistics-guidance"><text:span text:style-name="T1">Notes &amp; definitions:<text:s/></text:span>https://www.gov.uk/government/publications/vehicles-statistics-guidance</text:a></text:p>
          </table:table-cell>
          <table:covered-table-cell table:number-columns-repeated="8"/>
          <table:table-cell table:number-columns-repeated="5" table:style-name="ce37"/>
          <table:table-cell table:style-name="ce2"/>
          <table:table-cell table:style-name="ce35"/>
          <table:table-cell table:style-name="ce2"/>
          <table:table-cell table:number-columns-repeated="16367" table:style-name="ce3"/>
        </table:table-row>
        <table:table-row table:number-rows-repeated="1048521" table:style-name="ro2">
          <table:table-cell table:number-columns-repeated="16384"/>
        </table:table-row>
        <table:named-expressions>
          <table:named-range table:name="Print_Area" table:cell-range-address="VEH0654.$A$1:VEH0654.$Q$55" table:base-cell-address="VEH0654.$A$1"/>
          <table:named-range table:name="Print_Titles" table:cell-range-address="VEH0654.$A$1:VEH0654.$XFD$5" table:base-cell-address="VEH0654.$A$1"/>
        </table:named-expressions>
      </table:table>
      <table:table table:name="'file:///P:/WINDATA/EXCEL/michel.xls'#T23" table:style-name="ta2">
        <table:table-source xlink:href="file:///P:/WINDATA/EXCEL/michel.xls" table:table-name="T23" table:mode="copy-results-only"/>
        <table:table-column/>
        <table:table-row>
          <table:table-cell office:value-type="string" office:string-value="Table 23  Goods vehicle stock at end of year: 1988 - 1998: by gross vehicle weight"/>
          <table:table-cell table:number-columns-repeated="16383"/>
        </table:table-row>
        <table:table-row>
          <table:table-cell table:number-columns-repeated="16384"/>
        </table:table-row>
        <table:table-row>
          <table:table-cell table:number-columns-repeated="12"/>
          <table:table-cell office:value-type="string" office:string-value="   Thousands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Over"/>
          <table:table-cell office:value-type="string" office:string-value="Not over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office:value-type="float" office:value="1997"/>
          <table:table-cell office:value-type="float" office:value="1998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Rigi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1.9"/>
          <table:table-cell office:value-type="float" office:value="169.5"/>
          <table:table-cell office:value-type="float" office:value="166.2"/>
          <table:table-cell office:value-type="float" office:value="157.80000000000001"/>
          <table:table-cell office:value-type="float" office:value="152.03200000000001"/>
          <table:table-cell office:value-type="float" office:value="151.4"/>
          <table:table-cell office:value-type="float" office:value="150208"/>
          <table:table-cell office:value-type="float" office:value="150802"/>
          <table:table-cell office:value-type="float" office:value="153272"/>
          <table:table-cell office:value-type="float" office:value="153942"/>
          <table:table-cell office:value-type="float" office:value="155786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3"/>
          <table:table-cell office:value-type="float" office:value="22"/>
          <table:table-cell office:value-type="float" office:value="20.100000000000001"/>
          <table:table-cell office:value-type="float" office:value="18.5"/>
          <table:table-cell office:value-type="float" office:value="17.193000000000001"/>
          <table:table-cell office:value-type="float" office:value="16.600000000000001"/>
          <table:table-cell office:value-type="float" office:value="15944"/>
          <table:table-cell office:value-type="float" office:value="15989"/>
          <table:table-cell office:value-type="float" office:value="15749"/>
          <table:table-cell office:value-type="float" office:value="15385"/>
          <table:table-cell office:value-type="float" office:value="14646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5"/>
          <table:table-cell office:value-type="float" office:value="32.200000000000003"/>
          <table:table-cell office:value-type="float" office:value="29.2"/>
          <table:table-cell office:value-type="float" office:value="26"/>
          <table:table-cell office:value-type="float" office:value="24.297999999999998"/>
          <table:table-cell office:value-type="float" office:value="23.5"/>
          <table:table-cell office:value-type="float" office:value="22684"/>
          <table:table-cell office:value-type="float" office:value="23076"/>
          <table:table-cell office:value-type="float" office:value="22188"/>
          <table:table-cell office:value-type="float" office:value="21522"/>
          <table:table-cell office:value-type="float" office:value="20709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6.7"/>
          <table:table-cell office:value-type="float" office:value="89.9"/>
          <table:table-cell office:value-type="float" office:value="87.1"/>
          <table:table-cell office:value-type="float" office:value="80.900000000000006"/>
          <table:table-cell office:value-type="float" office:value="77.869"/>
          <table:table-cell office:value-type="float" office:value="75.599999999999994"/>
          <table:table-cell office:value-type="float" office:value="75703"/>
          <table:table-cell office:value-type="float" office:value="74040"/>
          <table:table-cell office:value-type="float" office:value="73064"/>
          <table:table-cell office:value-type="float" office:value="71307"/>
          <table:table-cell office:value-type="float" office:value="69009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8"/>
          <table:table-cell office:value-type="float" office:value="2.1"/>
          <table:table-cell office:value-type="float" office:value="2.4"/>
          <table:table-cell office:value-type="float" office:value="2.5"/>
          <table:table-cell office:value-type="float" office:value="2.718"/>
          <table:table-cell office:value-type="float" office:value="3"/>
          <table:table-cell office:value-type="float" office:value="3421"/>
          <table:table-cell office:value-type="float" office:value="3942"/>
          <table:table-cell office:value-type="float" office:value="4670"/>
          <table:table-cell office:value-type="float" office:value="5403"/>
          <table:table-cell office:value-type="float" office:value="6313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27.2"/>
          <table:table-cell office:value-type="float" office:value="28.3"/>
          <table:table-cell office:value-type="float" office:value="26.6"/>
          <table:table-cell office:value-type="float" office:value="24.5"/>
          <table:table-cell office:value-type="float" office:value="23.329000000000001"/>
          <table:table-cell office:value-type="float" office:value="23.2"/>
          <table:table-cell office:value-type="float" office:value="23964"/>
          <table:table-cell office:value-type="float" office:value="23414"/>
          <table:table-cell office:value-type="float" office:value="23585"/>
          <table:table-cell office:value-type="float" office:value="23926"/>
          <table:table-cell office:value-type="float" office:value="24538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1.6"/>
          <table:table-cell office:value-type="float" office:value="23.5"/>
          <table:table-cell office:value-type="float" office:value="21.5"/>
          <table:table-cell office:value-type="float" office:value="19.5"/>
          <table:table-cell office:value-type="float" office:value="18.585000000000001"/>
          <table:table-cell office:value-type="float" office:value="18.5"/>
          <table:table-cell office:value-type="float" office:value="19855"/>
          <table:table-cell office:value-type="float" office:value="19119"/>
          <table:table-cell office:value-type="float" office:value="18435"/>
          <table:table-cell office:value-type="float" office:value="18737"/>
          <table:table-cell office:value-type="float" office:value="18890"/>
          <table:table-cell table:number-columns-repeated="16371"/>
        </table:table-row>
        <table:table-row>
          <table:table-cell office:value-type="string" office:string-value="32 t"/>
          <table:table-cell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17599999999999999"/>
          <table:table-cell office:value-type="float" office:value="0.6"/>
          <table:table-cell office:value-type="float" office:value="608"/>
          <table:table-cell office:value-type="float" office:value="34"/>
          <table:table-cell office:value-type="float" office:value="1"/>
          <table:table-cell office:value-type="float" office:value="1"/>
          <table:table-cell office:value-type="float" office:value="3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357"/>
          <table:table-cell office:value-type="float" office:value="367.6"/>
          <table:table-cell office:value-type="float" office:value="353.3"/>
          <table:table-cell office:value-type="float" office:value="329.9"/>
          <table:table-cell office:value-type="float" office:value="316.19600000000003"/>
          <table:table-cell office:value-type="float" office:value="312.5"/>
          <table:table-cell office:value-type="float" office:value="312387"/>
          <table:table-cell office:value-type="float" office:value="310534"/>
          <table:table-cell office:value-type="float" office:value="310964"/>
          <table:table-cell office:value-type="float" office:value="310223"/>
          <table:table-cell office:value-type="float" office:value="309905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16 t"/>
          <table:table-cell office:value-type="float" office:value="0.5"/>
          <table:table-cell office:value-type="float" office:value="0.5"/>
          <table:table-cell office:value-type="float" office:value="0.5"/>
          <table:table-cell office:value-type="float" office:value="0.4"/>
          <table:table-cell office:value-type="float" office:value="0.311"/>
          <table:table-cell office:value-type="float" office:value="0.3"/>
          <table:table-cell office:value-type="float" office:value="294"/>
          <table:table-cell office:value-type="float" office:value="350"/>
          <table:table-cell office:value-type="float" office:value="340"/>
          <table:table-cell office:value-type="float" office:value="292"/>
          <table:table-cell office:value-type="float" office:value="267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3.1"/>
          <table:table-cell office:value-type="float" office:value="2.8"/>
          <table:table-cell office:value-type="float" office:value="2.4"/>
          <table:table-cell office:value-type="float" office:value="2.1"/>
          <table:table-cell office:value-type="float" office:value="1.9370000000000001"/>
          <table:table-cell office:value-type="float" office:value="1.7"/>
          <table:table-cell office:value-type="float" office:value="1503"/>
          <table:table-cell office:value-type="float" office:value="1418"/>
          <table:table-cell office:value-type="float" office:value="1326"/>
          <table:table-cell office:value-type="float" office:value="1110"/>
          <table:table-cell office:value-type="float" office:value="811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1000000000000001"/>
          <table:table-cell office:value-type="float" office:value="1"/>
          <table:table-cell office:value-type="float" office:value="1.1000000000000001"/>
          <table:table-cell office:value-type="float" office:value="1"/>
          <table:table-cell office:value-type="float" office:value="1.0529999999999999"/>
          <table:table-cell office:value-type="float" office:value="1.1000000000000001"/>
          <table:table-cell office:value-type="float" office:value="1214"/>
          <table:table-cell office:value-type="float" office:value="1298"/>
          <table:table-cell office:value-type="float" office:value="1393"/>
          <table:table-cell office:value-type="float" office:value="1502"/>
          <table:table-cell office:value-type="float" office:value="1780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9.1"/>
          <table:table-cell office:value-type="float" office:value="9.6999999999999993"/>
          <table:table-cell office:value-type="float" office:value="9.6999999999999993"/>
          <table:table-cell office:value-type="float" office:value="9.1999999999999993"/>
          <table:table-cell office:value-type="float" office:value="9.3439999999999994"/>
          <table:table-cell office:value-type="float" office:value="9.3000000000000007"/>
          <table:table-cell office:value-type="float" office:value="9576"/>
          <table:table-cell office:value-type="float" office:value="9967"/>
          <table:table-cell office:value-type="float" office:value="10203"/>
          <table:table-cell office:value-type="float" office:value="10183"/>
          <table:table-cell office:value-type="float" office:value="10183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1.1000000000000001"/>
          <table:table-cell office:value-type="float" office:value="1.1000000000000001"/>
          <table:table-cell office:value-type="float" office:value="0.9"/>
          <table:table-cell office:value-type="float" office:value="0.9"/>
          <table:table-cell office:value-type="float" office:value="0.95299999999999996"/>
          <table:table-cell office:value-type="float" office:value="1.1000000000000001"/>
          <table:table-cell office:value-type="float" office:value="1715"/>
          <table:table-cell office:value-type="float" office:value="2203"/>
          <table:table-cell office:value-type="float" office:value="2449"/>
          <table:table-cell office:value-type="float" office:value="2727"/>
          <table:table-cell office:value-type="float" office:value="2867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3 t"/>
          <table:table-cell office:value-type="float" office:value="37.299999999999997"/>
          <table:table-cell office:value-type="float" office:value="33.5"/>
          <table:table-cell office:value-type="float" office:value="28.1"/>
          <table:table-cell office:value-type="float" office:value="23.2"/>
          <table:table-cell office:value-type="float" office:value="19.939"/>
          <table:table-cell office:value-type="float" office:value="18.100000000000001"/>
          <table:table-cell office:value-type="float" office:value="17035"/>
          <table:table-cell office:value-type="float" office:value="14751"/>
          <table:table-cell office:value-type="float" office:value="12952"/>
          <table:table-cell office:value-type="float" office:value="11601"/>
          <table:table-cell office:value-type="float" office:value="10065"/>
          <table:table-cell table:number-columns-repeated="16371"/>
        </table:table-row>
        <table:table-row>
          <table:table-cell office:value-type="string" office:string-value="33 t"/>
          <table:table-cell office:value-type="string" office:string-value="37 t"/>
          <table:table-cell office:value-type="float" office:value="1.2"/>
          <table:table-cell office:value-type="float" office:value="1.5"/>
          <table:table-cell office:value-type="float" office:value="1.4"/>
          <table:table-cell office:value-type="float" office:value="1.5"/>
          <table:table-cell office:value-type="float" office:value="1.728"/>
          <table:table-cell office:value-type="float" office:value="1.5"/>
          <table:table-cell office:value-type="float" office:value="1341"/>
          <table:table-cell office:value-type="float" office:value="1437"/>
          <table:table-cell office:value-type="float" office:value="1529"/>
          <table:table-cell office:value-type="float" office:value="1664"/>
          <table:table-cell office:value-type="float" office:value="1798"/>
          <table:table-cell table:number-columns-repeated="16371"/>
        </table:table-row>
        <table:table-row>
          <table:table-cell office:value-type="string" office:string-value="37 t"/>
          <table:table-cell office:value-type="string" office:string-value="38 t"/>
          <table:table-cell office:value-type="float" office:value="51.1"/>
          <table:table-cell office:value-type="float" office:value="60.3"/>
          <table:table-cell office:value-type="float" office:value="62.5"/>
          <table:table-cell office:value-type="float" office:value="61.3"/>
          <table:table-cell office:value-type="float" office:value="63.475999999999999"/>
          <table:table-cell office:value-type="float" office:value="64.400000000000006"/>
          <table:table-cell office:value-type="float" office:value="70407"/>
          <table:table-cell office:value-type="float" office:value="75268"/>
          <table:table-cell office:value-type="float" office:value="78226"/>
          <table:table-cell office:value-type="float" office:value="81199"/>
          <table:table-cell office:value-type="float" office:value="80165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04"/>
          <table:table-cell office:value-type="float" office:value="720"/>
          <table:table-cell office:value-type="float" office:value="1216"/>
          <table:table-cell office:value-type="float" office:value="1914"/>
          <table:table-cell office:value-type="float" office:value="3327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104.6"/>
          <table:table-cell office:value-type="float" office:value="110.4"/>
          <table:table-cell office:value-type="float" office:value="106.5"/>
          <table:table-cell office:value-type="float" office:value="99.7"/>
          <table:table-cell office:value-type="float" office:value="98.745000000000005"/>
          <table:table-cell office:value-type="float" office:value="97.5"/>
          <table:table-cell office:value-type="float" office:value="103289"/>
          <table:table-cell office:value-type="float" office:value="107412"/>
          <table:table-cell office:value-type="float" office:value="109634"/>
          <table:table-cell office:value-type="float" office:value="112192"/>
          <table:table-cell office:value-type="float" office:value="111263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Rigid and 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2.1"/>
          <table:table-cell office:value-type="float" office:value="169.8"/>
          <table:table-cell office:value-type="float" office:value="166.4"/>
          <table:table-cell office:value-type="float" office:value="158.1"/>
          <table:table-cell office:value-type="float" office:value="152.21799999999999"/>
          <table:table-cell office:value-type="float" office:value="151.6"/>
          <table:table-cell office:value-type="float" office:value="150399"/>
          <table:table-cell office:value-type="float" office:value="151001"/>
          <table:table-cell office:value-type="float" office:value="153485"/>
          <table:table-cell office:value-type="float" office:value="154137"/>
          <table:table-cell office:value-type="float" office:value="155975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4"/>
          <table:table-cell office:value-type="float" office:value="22.1"/>
          <table:table-cell office:value-type="float" office:value="20.2"/>
          <table:table-cell office:value-type="float" office:value="18.5"/>
          <table:table-cell office:value-type="float" office:value="17.234000000000002"/>
          <table:table-cell office:value-type="float" office:value="16.600000000000001"/>
          <table:table-cell office:value-type="float" office:value="15977"/>
          <table:table-cell office:value-type="float" office:value="16049"/>
          <table:table-cell office:value-type="float" office:value="15796"/>
          <table:table-cell office:value-type="float" office:value="15425"/>
          <table:table-cell office:value-type="float" office:value="14683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6"/>
          <table:table-cell office:value-type="float" office:value="32.4"/>
          <table:table-cell office:value-type="float" office:value="29.3"/>
          <table:table-cell office:value-type="float" office:value="26.1"/>
          <table:table-cell office:value-type="float" office:value="24.382000000000001"/>
          <table:table-cell office:value-type="float" office:value="23.6"/>
          <table:table-cell office:value-type="float" office:value="22754"/>
          <table:table-cell office:value-type="float" office:value="23167"/>
          <table:table-cell office:value-type="float" office:value="22268"/>
          <table:table-cell office:value-type="float" office:value="21579"/>
          <table:table-cell office:value-type="float" office:value="20760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9.8"/>
          <table:table-cell office:value-type="float" office:value="92.6"/>
          <table:table-cell office:value-type="float" office:value="89.5"/>
          <table:table-cell office:value-type="float" office:value="83"/>
          <table:table-cell office:value-type="float" office:value="79.805999999999997"/>
          <table:table-cell office:value-type="float" office:value="77.2"/>
          <table:table-cell office:value-type="float" office:value="77206"/>
          <table:table-cell office:value-type="float" office:value="75458"/>
          <table:table-cell office:value-type="float" office:value="74390"/>
          <table:table-cell office:value-type="float" office:value="72417"/>
          <table:table-cell office:value-type="float" office:value="69826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2.8"/>
          <table:table-cell office:value-type="float" office:value="3.1"/>
          <table:table-cell office:value-type="float" office:value="3.4"/>
          <table:table-cell office:value-type="float" office:value="3.5"/>
          <table:table-cell office:value-type="float" office:value="3.7709999999999999"/>
          <table:table-cell office:value-type="float" office:value="4.0999999999999996"/>
          <table:table-cell office:value-type="float" office:value="4635"/>
          <table:table-cell office:value-type="float" office:value="5240"/>
          <table:table-cell office:value-type="float" office:value="6063"/>
          <table:table-cell office:value-type="float" office:value="6905"/>
          <table:table-cell office:value-type="float" office:value="8096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36.299999999999997"/>
          <table:table-cell office:value-type="float" office:value="38.1"/>
          <table:table-cell office:value-type="float" office:value="36.299999999999997"/>
          <table:table-cell office:value-type="float" office:value="33.700000000000003"/>
          <table:table-cell office:value-type="float" office:value="32.673000000000002"/>
          <table:table-cell office:value-type="float" office:value="32.5"/>
          <table:table-cell office:value-type="float" office:value="33540"/>
          <table:table-cell office:value-type="float" office:value="33381"/>
          <table:table-cell office:value-type="float" office:value="33788"/>
          <table:table-cell office:value-type="float" office:value="34109"/>
          <table:table-cell office:value-type="float" office:value="34726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2.7"/>
          <table:table-cell office:value-type="float" office:value="24.6"/>
          <table:table-cell office:value-type="float" office:value="22.4"/>
          <table:table-cell office:value-type="float" office:value="20.399999999999999"/>
          <table:table-cell office:value-type="float" office:value="19.538"/>
          <table:table-cell office:value-type="float" office:value="19.600000000000001"/>
          <table:table-cell office:value-type="float" office:value="21570"/>
          <table:table-cell office:value-type="float" office:value="21322"/>
          <table:table-cell office:value-type="float" office:value="20884"/>
          <table:table-cell office:value-type="float" office:value="21464"/>
          <table:table-cell office:value-type="float" office:value="21761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8 t"/>
          <table:table-cell office:value-type="float" office:value="89.7"/>
          <table:table-cell office:value-type="float" office:value="95.5"/>
          <table:table-cell office:value-type="float" office:value="92.2"/>
          <table:table-cell office:value-type="float" office:value="86.2"/>
          <table:table-cell office:value-type="float" office:value="85.319000000000003"/>
          <table:table-cell office:value-type="float" office:value="84.6"/>
          <table:table-cell office:value-type="float" office:value="89204"/>
          <table:table-cell office:value-type="float" office:value="91489"/>
          <table:table-cell office:value-type="float" office:value="92708"/>
          <table:table-cell office:value-type="float" office:value="94464"/>
          <table:table-cell office:value-type="float" office:value="0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float" office:value="0.2"/>
          <table:table-cell office:value-type="float" office:value="391"/>
          <table:table-cell office:value-type="float" office:value="721"/>
          <table:table-cell office:value-type="float" office:value="1216"/>
          <table:table-cell office:value-type="float" office:value="1915"/>
          <table:table-cell office:value-type="float" office:value="3329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461.6"/>
          <table:table-cell office:value-type="float" office:value="478"/>
          <table:table-cell office:value-type="float" office:value="459.7"/>
          <table:table-cell office:value-type="float" office:value="429.6"/>
          <table:table-cell office:value-type="float" office:value="414.94099999999997"/>
          <table:table-cell office:value-type="float" office:value="410.1"/>
          <table:table-cell office:value-type="float" office:value="415676"/>
          <table:table-cell office:value-type="float" office:value="417946"/>
          <table:table-cell office:value-type="float" office:value="420598"/>
          <table:table-cell office:value-type="float" office:value="422415"/>
          <table:table-cell office:value-type="float" office:value="421243"/>
          <table:table-cell table:number-columns-repeated="16371"/>
        </table:table-row>
        <table:table-row table:number-rows-repeated="121">
          <table:table-cell table:number-columns-repeated="16384"/>
        </table:table-row>
        <table:table-row>
          <table:table-cell office:value-type="string" office:string-value="CheckArtic"/>
          <table:table-cell/>
          <table:table-cell office:value-type="float" office:value="98"/>
          <table:table-cell office:value-type="float" office:value="104.5"/>
          <table:table-cell office:value-type="float" office:value="110.4"/>
          <table:table-cell office:value-type="float" office:value="106.6"/>
          <table:table-cell office:value-type="float" office:value="99.6"/>
          <table:table-cell office:value-type="float" office:value="98.741"/>
          <table:table-cell table:number-columns-repeated="16376"/>
        </table:table-row>
        <table:table-row>
          <table:table-cell table:number-columns-repeated="2"/>
          <table:table-cell office:value-type="float" office:value="346.5"/>
          <table:table-cell office:value-type="float" office:value="357.1"/>
          <table:table-cell office:value-type="float" office:value="367.7"/>
          <table:table-cell office:value-type="float" office:value="353.3"/>
          <table:table-cell office:value-type="float" office:value="329.9"/>
          <table:table-cell office:value-type="float" office:value="316.2"/>
          <table:table-cell table:number-columns-repeated="16376"/>
        </table:table-row>
        <table:table-row table:number-rows-repeated="1048405">
          <table:table-cell table:number-columns-repeated="16376"/>
        </table:table-row>
      </table:table>
      <table:table table:name="'file:///P:/WINDATA/EXCEL/michel.xls'#T24" table:style-name="ta2">
        <table:table-source xlink:href="file:///P:/WINDATA/EXCEL/michel.xls" table:table-name="T24" table:mode="copy-results-only"/>
        <table:table-column/>
        <table:table-row>
          <table:table-cell/>
          <table:table-cell office:value-type="string" office:string-value="Table 24 Goods vehicle stock at end of year: 1993 -1998:"/>
          <table:table-cell table:number-columns-repeated="16382"/>
        </table:table-row>
        <table:table-row>
          <table:table-cell/>
          <table:table-cell office:value-type="string" office:string-value="               by gross vehicle weight and axle configuration"/>
          <table:table-cell table:number-columns-repeated="16382"/>
        </table:table-row>
        <table:table-row>
          <table:table-cell table:number-columns-repeated="16384"/>
        </table:table-row>
        <table:table-row>
          <table:table-cell table:number-columns-repeated="15"/>
          <table:table-cell office:value-type="string" office:string-value="  Thousands"/>
          <table:table-cell table:number-columns-repeated="16368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string" office:string-value="Over"/>
          <table:table-cell office:value-type="string" office:string-value="3.5 t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All"/>
          <table:table-cell table:number-columns-repeated="16368"/>
        </table:table-row>
        <table:table-row>
          <table:table-cell/>
          <table:table-cell office:value-type="string" office:string-value="Axles"/>
          <table:table-cell office:value-type="string" office:string-value="Year"/>
          <table:table-cell office:value-type="string" office:string-value="Not over 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       "/>
          <table:table-cell office:value-type="string" office:string-value="weights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Rigid vehicles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/>
          <table:table-cell office:value-type="float" office:value="151.30000000000001"/>
          <table:table-cell office:value-type="float" office:value="16.600000000000001"/>
          <table:table-cell office:value-type="float" office:value="23.5"/>
          <table:table-cell office:value-type="float" office:value="75.400000000000006"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268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119"/>
          <table:table-cell office:value-type="float" office:value="15912"/>
          <table:table-cell office:value-type="float" office:value="22647"/>
          <table:table-cell office:value-type="float" office:value="75273"/>
          <table:table-cell office:value-type="float" office:value="54"/>
          <table:table-cell office:value-type="float" office:value="205"/>
          <table:table-cell office:value-type="float" office:value="145"/>
          <table:table-cell office:value-type="float" office:value="163"/>
          <table:table-cell office:value-type="float" office:value="232"/>
          <table:table-cell office:value-type="float" office:value="14"/>
          <table:table-cell office:value-type="float" office:value="178"/>
          <table:table-cell office:value-type="float" office:value="264942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683"/>
          <table:table-cell office:value-type="float" office:value="15926"/>
          <table:table-cell office:value-type="float" office:value="22783"/>
          <table:table-cell office:value-type="float" office:value="73542"/>
          <table:table-cell office:value-type="float" office:value="2"/>
          <table:table-cell office:value-type="float" office:value="5"/>
          <table:table-cell office:value-type="float" office:value="8"/>
          <table:table-cell office:value-type="float" office:value="21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263087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099"/>
          <table:table-cell office:value-type="float" office:value="15655"/>
          <table:table-cell office:value-type="float" office:value="21917"/>
          <table:table-cell office:value-type="float" office:value="7256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6323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758"/>
          <table:table-cell office:value-type="float" office:value="15285"/>
          <table:table-cell office:value-type="float" office:value="21297"/>
          <table:table-cell office:value-type="float" office:value="7079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6113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589"/>
          <table:table-cell office:value-type="float" office:value="14549"/>
          <table:table-cell office:value-type="float" office:value="20493"/>
          <table:table-cell office:value-type="float" office:value="0"/>
          <table:table-cell office:value-type="float" office:value="68434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59069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/>
          <table:table-cell office:value-type="float" office:value="0.1"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float" office:value="2.9"/>
          <table:table-cell office:value-type="float" office:value="22.8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6.1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57"/>
          <table:table-cell office:value-type="float" office:value="24"/>
          <table:table-cell office:value-type="float" office:value="33"/>
          <table:table-cell office:value-type="float" office:value="414"/>
          <table:table-cell office:value-type="float" office:value="3336"/>
          <table:table-cell office:value-type="float" office:value="23582"/>
          <table:table-cell office:value-type="float" office:value="4"/>
          <table:table-cell office:value-type="float" office:value="5"/>
          <table:table-cell office:value-type="float" office:value="0"/>
          <table:table-cell office:value-type="float" office:value="4"/>
          <table:table-cell office:value-type="float" office:value="9"/>
          <table:table-cell office:value-type="float" office:value="27468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72"/>
          <table:table-cell office:value-type="float" office:value="52"/>
          <table:table-cell office:value-type="float" office:value="63"/>
          <table:table-cell office:value-type="float" office:value="441"/>
          <table:table-cell office:value-type="float" office:value="3916"/>
          <table:table-cell office:value-type="float" office:value="23283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27839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17"/>
          <table:table-cell office:value-type="float" office:value="77"/>
          <table:table-cell office:value-type="float" office:value="61"/>
          <table:table-cell office:value-type="float" office:value="449"/>
          <table:table-cell office:value-type="float" office:value="4646"/>
          <table:table-cell office:value-type="float" office:value="23458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8808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29"/>
          <table:table-cell office:value-type="float" office:value="79"/>
          <table:table-cell office:value-type="float" office:value="62"/>
          <table:table-cell office:value-type="float" office:value="457"/>
          <table:table-cell office:value-type="float" office:value="5375"/>
          <table:table-cell office:value-type="float" office:value="2375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985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8"/>
          <table:table-cell office:value-type="float" office:value="78"/>
          <table:table-cell office:value-type="float" office:value="67"/>
          <table:table-cell office:value-type="float" office:value="522"/>
          <table:table-cell office:value-type="float" office:value="6286"/>
          <table:table-cell office:value-type="float" office:value="2435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443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4 Axles"/>
          <table:table-cell office:value-type="string" office:string-value="1993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0.1"/>
          <table:table-cell office:value-type="float" office:value="18.3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18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32"/>
          <table:table-cell office:value-type="float" office:value="8"/>
          <table:table-cell office:value-type="float" office:value="4"/>
          <table:table-cell office:value-type="float" office:value="16"/>
          <table:table-cell office:value-type="float" office:value="31"/>
          <table:table-cell office:value-type="float" office:value="177"/>
          <table:table-cell office:value-type="float" office:value="19706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97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47"/>
          <table:table-cell office:value-type="float" office:value="11"/>
          <table:table-cell office:value-type="float" office:value="230"/>
          <table:table-cell office:value-type="float" office:value="57"/>
          <table:table-cell office:value-type="float" office:value="24"/>
          <table:table-cell office:value-type="float" office:value="126"/>
          <table:table-cell office:value-type="float" office:value="1911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60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56"/>
          <table:table-cell office:value-type="float" office:value="17"/>
          <table:table-cell office:value-type="float" office:value="210"/>
          <table:table-cell office:value-type="float" office:value="55"/>
          <table:table-cell office:value-type="float" office:value="23"/>
          <table:table-cell office:value-type="float" office:value="127"/>
          <table:table-cell office:value-type="float" office:value="18435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892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5"/>
          <table:table-cell office:value-type="float" office:value="21"/>
          <table:table-cell office:value-type="float" office:value="163"/>
          <table:table-cell office:value-type="float" office:value="54"/>
          <table:table-cell office:value-type="float" office:value="28"/>
          <table:table-cell office:value-type="float" office:value="170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22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59"/>
          <table:table-cell office:value-type="float" office:value="19"/>
          <table:table-cell office:value-type="float" office:value="149"/>
          <table:table-cell office:value-type="float" office:value="53"/>
          <table:table-cell office:value-type="float" office:value="26"/>
          <table:table-cell office:value-type="float" office:value="186"/>
          <table:table-cell office:value-type="float" office:value="18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382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/>
          <table:table-cell office:value-type="float" office:value="151.4"/>
          <table:table-cell office:value-type="float" office:value="16.600000000000001"/>
          <table:table-cell office:value-type="float" office:value="23.5"/>
          <table:table-cell office:value-type="float" office:value="75.599999999999994"/>
          <table:table-cell office:value-type="float" office:value="3"/>
          <table:table-cell office:value-type="float" office:value="23.2"/>
          <table:table-cell office:value-type="float" office:value="18.5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312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208"/>
          <table:table-cell office:value-type="float" office:value="15944"/>
          <table:table-cell office:value-type="float" office:value="22684"/>
          <table:table-cell office:value-type="float" office:value="75703"/>
          <table:table-cell office:value-type="float" office:value="3421"/>
          <table:table-cell office:value-type="float" office:value="23964"/>
          <table:table-cell office:value-type="float" office:value="19855"/>
          <table:table-cell office:value-type="float" office:value="171"/>
          <table:table-cell office:value-type="float" office:value="232"/>
          <table:table-cell office:value-type="float" office:value="18"/>
          <table:table-cell office:value-type="float" office:value="187"/>
          <table:table-cell office:value-type="float" office:value="3123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802"/>
          <table:table-cell office:value-type="float" office:value="15989"/>
          <table:table-cell office:value-type="float" office:value="23076"/>
          <table:table-cell office:value-type="float" office:value="74040"/>
          <table:table-cell office:value-type="float" office:value="3942"/>
          <table:table-cell office:value-type="float" office:value="23414"/>
          <table:table-cell office:value-type="float" office:value="19119"/>
          <table:table-cell office:value-type="float" office:value="26"/>
          <table:table-cell office:value-type="float" office:value="0"/>
          <table:table-cell office:value-type="float" office:value="7"/>
          <table:table-cell office:value-type="float" office:value="1"/>
          <table:table-cell office:value-type="float" office:value="310534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272"/>
          <table:table-cell office:value-type="float" office:value="15749"/>
          <table:table-cell office:value-type="float" office:value="22188"/>
          <table:table-cell office:value-type="float" office:value="73064"/>
          <table:table-cell office:value-type="float" office:value="4670"/>
          <table:table-cell office:value-type="float" office:value="23585"/>
          <table:table-cell office:value-type="float" office:value="18435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096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942"/>
          <table:table-cell office:value-type="float" office:value="15385"/>
          <table:table-cell office:value-type="float" office:value="21522"/>
          <table:table-cell office:value-type="float" office:value="71307"/>
          <table:table-cell office:value-type="float" office:value="5403"/>
          <table:table-cell office:value-type="float" office:value="23926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10223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786"/>
          <table:table-cell office:value-type="float" office:value="14646"/>
          <table:table-cell office:value-type="float" office:value="20709"/>
          <table:table-cell office:value-type="float" office:value="69009"/>
          <table:table-cell office:value-type="float" office:value="6313"/>
          <table:table-cell office:value-type="float" office:value="24538"/>
          <table:table-cell office:value-type="float" office:value="1889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309894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rticulated vehicles"/>
          <table:table-cell table:number-columns-repeated="16382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1"/>
          <table:table-cell office:value-type="float" office:value="1.1000000000000001"/>
          <table:table-cell office:value-type="float" office:value="17.7"/>
          <table:table-cell office:value-type="float" office:value="1.3"/>
          <table:table-cell office:value-type="float" office:value="35.9"/>
          <table:table-cell office:value-type="string" office:string-value="-"/>
          <table:table-cell office:value-type="float" office:value="68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171"/>
          <table:table-cell office:value-type="float" office:value="29"/>
          <table:table-cell office:value-type="float" office:value="70"/>
          <table:table-cell office:value-type="float" office:value="1494"/>
          <table:table-cell office:value-type="float" office:value="1192"/>
          <table:table-cell office:value-type="float" office:value="9434"/>
          <table:table-cell office:value-type="float" office:value="1674"/>
          <table:table-cell office:value-type="float" office:value="16604"/>
          <table:table-cell office:value-type="float" office:value="1146"/>
          <table:table-cell office:value-type="float" office:value="39185"/>
          <table:table-cell office:value-type="float" office:value="0"/>
          <table:table-cell office:value-type="float" office:value="70999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154"/>
          <table:table-cell office:value-type="float" office:value="28"/>
          <table:table-cell office:value-type="float" office:value="65"/>
          <table:table-cell office:value-type="float" office:value="1355"/>
          <table:table-cell office:value-type="float" office:value="1248"/>
          <table:table-cell office:value-type="float" office:value="9638"/>
          <table:table-cell office:value-type="float" office:value="2125"/>
          <table:table-cell office:value-type="float" office:value="14244"/>
          <table:table-cell office:value-type="float" office:value="1235"/>
          <table:table-cell office:value-type="float" office:value="42194"/>
          <table:table-cell office:value-type="float" office:value="2"/>
          <table:table-cell office:value-type="float" office:value="7228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1"/>
          <table:table-cell office:value-type="float" office:value="21"/>
          <table:table-cell office:value-type="float" office:value="48"/>
          <table:table-cell office:value-type="float" office:value="1264"/>
          <table:table-cell office:value-type="float" office:value="1328"/>
          <table:table-cell office:value-type="float" office:value="9686"/>
          <table:table-cell office:value-type="float" office:value="2354"/>
          <table:table-cell office:value-type="float" office:value="12477"/>
          <table:table-cell office:value-type="float" office:value="1324"/>
          <table:table-cell office:value-type="float" office:value="44199"/>
          <table:table-cell office:value-type="float" office:value="1"/>
          <table:table-cell office:value-type="float" office:value="7285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41"/>
          <table:table-cell office:value-type="float" office:value="24"/>
          <table:table-cell office:value-type="float" office:value="39"/>
          <table:table-cell office:value-type="float" office:value="1078"/>
          <table:table-cell office:value-type="float" office:value="1445"/>
          <table:table-cell office:value-type="float" office:value="9777"/>
          <table:table-cell office:value-type="float" office:value="2622"/>
          <table:table-cell office:value-type="float" office:value="11219"/>
          <table:table-cell office:value-type="float" office:value="1394"/>
          <table:table-cell office:value-type="float" office:value="46236"/>
          <table:table-cell office:value-type="float" office:value="2"/>
          <table:table-cell office:value-type="float" office:value="7397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9"/>
          <table:table-cell office:value-type="float" office:value="25"/>
          <table:table-cell office:value-type="float" office:value="36"/>
          <table:table-cell office:value-type="float" office:value="793"/>
          <table:table-cell office:value-type="float" office:value="1728"/>
          <table:table-cell office:value-type="float" office:value="9836"/>
          <table:table-cell office:value-type="float" office:value="2745"/>
          <table:table-cell office:value-type="float" office:value="9618"/>
          <table:table-cell office:value-type="float" office:value="1481"/>
          <table:table-cell office:value-type="float" office:value="45331"/>
          <table:table-cell office:value-type="float" office:value="323"/>
          <table:table-cell office:value-type="float" office:value="722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 table:number-columns-repeated="2"/>
          <table:table-cell office:value-type="string" office:string-value="-"/>
          <table:table-cell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string" office:string-value="-"/>
          <table:table-cell office:value-type="float" office:value="0.4"/>
          <table:table-cell office:value-type="float" office:value="0.2"/>
          <table:table-cell office:value-type="float" office:value="28.5"/>
          <table:table-cell office:value-type="string" office:string-value="-"/>
          <table:table-cell office:value-type="float" office:value="29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20"/>
          <table:table-cell office:value-type="float" office:value="4"/>
          <table:table-cell office:value-type="float" office:value="0"/>
          <table:table-cell office:value-type="float" office:value="9"/>
          <table:table-cell office:value-type="float" office:value="22"/>
          <table:table-cell office:value-type="float" office:value="142"/>
          <table:table-cell office:value-type="float" office:value="41"/>
          <table:table-cell office:value-type="float" office:value="431"/>
          <table:table-cell office:value-type="float" office:value="194"/>
          <table:table-cell office:value-type="float" office:value="31221"/>
          <table:table-cell office:value-type="float" office:value="204"/>
          <table:table-cell office:value-type="float" office:value="32288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38"/>
          <table:table-cell office:value-type="float" office:value="24"/>
          <table:table-cell office:value-type="float" office:value="23"/>
          <table:table-cell office:value-type="float" office:value="59"/>
          <table:table-cell office:value-type="float" office:value="49"/>
          <table:table-cell office:value-type="float" office:value="328"/>
          <table:table-cell office:value-type="float" office:value="78"/>
          <table:table-cell office:value-type="float" office:value="506"/>
          <table:table-cell office:value-type="float" office:value="202"/>
          <table:table-cell office:value-type="float" office:value="33070"/>
          <table:table-cell office:value-type="float" office:value="718"/>
          <table:table-cell office:value-type="float" office:value="35095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62"/>
          <table:table-cell office:value-type="float" office:value="26"/>
          <table:table-cell office:value-type="float" office:value="32"/>
          <table:table-cell office:value-type="float" office:value="62"/>
          <table:table-cell office:value-type="float" office:value="65"/>
          <table:table-cell office:value-type="float" office:value="516"/>
          <table:table-cell office:value-type="float" office:value="90"/>
          <table:table-cell office:value-type="float" office:value="475"/>
          <table:table-cell office:value-type="float" office:value="204"/>
          <table:table-cell office:value-type="float" office:value="34027"/>
          <table:table-cell office:value-type="float" office:value="1215"/>
          <table:table-cell office:value-type="float" office:value="3677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3"/>
          <table:table-cell office:value-type="float" office:value="16"/>
          <table:table-cell office:value-type="float" office:value="18"/>
          <table:table-cell office:value-type="float" office:value="32"/>
          <table:table-cell office:value-type="float" office:value="57"/>
          <table:table-cell office:value-type="float" office:value="404"/>
          <table:table-cell office:value-type="float" office:value="104"/>
          <table:table-cell office:value-type="float" office:value="382"/>
          <table:table-cell office:value-type="float" office:value="270"/>
          <table:table-cell office:value-type="float" office:value="34963"/>
          <table:table-cell office:value-type="float" office:value="1912"/>
          <table:table-cell office:value-type="float" office:value="38211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48"/>
          <table:table-cell office:value-type="float" office:value="12"/>
          <table:table-cell office:value-type="float" office:value="15"/>
          <table:table-cell office:value-type="float" office:value="24"/>
          <table:table-cell office:value-type="float" office:value="55"/>
          <table:table-cell office:value-type="float" office:value="0"/>
          <table:table-cell office:value-type="float" office:value="126"/>
          <table:table-cell office:value-type="float" office:value="477"/>
          <table:table-cell office:value-type="float" office:value="318"/>
          <table:table-cell office:value-type="float" office:value="34848"/>
          <table:table-cell office:value-type="float" office:value="3006"/>
          <table:table-cell office:value-type="float" office:value="393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3000000000000007"/>
          <table:table-cell office:value-type="float" office:value="1.1000000000000001"/>
          <table:table-cell office:value-type="float" office:value="18.100000000000001"/>
          <table:table-cell office:value-type="float" office:value="1.5"/>
          <table:table-cell office:value-type="float" office:value="64.400000000000006"/>
          <table:table-cell office:value-type="string" office:string-value="-"/>
          <table:table-cell office:value-type="float" office:value="97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91"/>
          <table:table-cell office:value-type="float" office:value="33"/>
          <table:table-cell office:value-type="float" office:value="70"/>
          <table:table-cell office:value-type="float" office:value="1503"/>
          <table:table-cell office:value-type="float" office:value="1214"/>
          <table:table-cell office:value-type="float" office:value="9576"/>
          <table:table-cell office:value-type="float" office:value="1715"/>
          <table:table-cell office:value-type="float" office:value="17035"/>
          <table:table-cell office:value-type="float" office:value="1340"/>
          <table:table-cell office:value-type="float" office:value="70406"/>
          <table:table-cell office:value-type="float" office:value="204"/>
          <table:table-cell office:value-type="float" office:value="1032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99"/>
          <table:table-cell office:value-type="float" office:value="60"/>
          <table:table-cell office:value-type="float" office:value="91"/>
          <table:table-cell office:value-type="float" office:value="1418"/>
          <table:table-cell office:value-type="float" office:value="1298"/>
          <table:table-cell office:value-type="float" office:value="9967"/>
          <table:table-cell office:value-type="float" office:value="2203"/>
          <table:table-cell office:value-type="float" office:value="14751"/>
          <table:table-cell office:value-type="float" office:value="1437"/>
          <table:table-cell office:value-type="float" office:value="75268"/>
          <table:table-cell office:value-type="float" office:value="720"/>
          <table:table-cell office:value-type="float" office:value="107412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213"/>
          <table:table-cell office:value-type="float" office:value="47"/>
          <table:table-cell office:value-type="float" office:value="80"/>
          <table:table-cell office:value-type="float" office:value="1326"/>
          <table:table-cell office:value-type="float" office:value="1393"/>
          <table:table-cell office:value-type="float" office:value="10202"/>
          <table:table-cell office:value-type="float" office:value="2444"/>
          <table:table-cell office:value-type="float" office:value="12952"/>
          <table:table-cell office:value-type="float" office:value="1528"/>
          <table:table-cell office:value-type="float" office:value="78226"/>
          <table:table-cell office:value-type="float" office:value="1216"/>
          <table:table-cell office:value-type="float" office:value="109627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94"/>
          <table:table-cell office:value-type="float" office:value="40"/>
          <table:table-cell office:value-type="float" office:value="57"/>
          <table:table-cell office:value-type="float" office:value="1110"/>
          <table:table-cell office:value-type="float" office:value="1502"/>
          <table:table-cell office:value-type="float" office:value="10181"/>
          <table:table-cell office:value-type="float" office:value="2726"/>
          <table:table-cell office:value-type="float" office:value="11601"/>
          <table:table-cell office:value-type="float" office:value="1664"/>
          <table:table-cell office:value-type="float" office:value="81199"/>
          <table:table-cell office:value-type="float" office:value="1914"/>
          <table:table-cell office:value-type="float" office:value="11218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87"/>
          <table:table-cell office:value-type="float" office:value="37"/>
          <table:table-cell office:value-type="float" office:value="51"/>
          <table:table-cell office:value-type="float" office:value="817"/>
          <table:table-cell office:value-type="float" office:value="1783"/>
          <table:table-cell office:value-type="float" office:value="10187"/>
          <table:table-cell office:value-type="float" office:value="2871"/>
          <table:table-cell office:value-type="float" office:value="10095"/>
          <table:table-cell office:value-type="float" office:value="1799"/>
          <table:table-cell office:value-type="float" office:value="80179"/>
          <table:table-cell office:value-type="float" office:value="3329"/>
          <table:table-cell office:value-type="float" office:value="111335"/>
          <table:table-cell table:number-columns-repeated="16368"/>
        </table:table-row>
        <table:table-row table:number-rows-repeated="12">
          <table:table-cell table:number-columns-repeated="16384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office:value-type="float" office:value="3"/>
          <table:table-cell office:value-type="float" office:value="112"/>
          <table:table-cell office:value-type="float" office:value="366"/>
          <table:table-cell office:value-type="float" office:value="3645"/>
          <table:table-cell office:value-type="float" office:value="14"/>
          <table:table-cell office:value-type="float" office:value="29"/>
          <table:table-cell office:value-type="float" office:value="2"/>
          <table:table-cell office:value-type="float" office:value="40"/>
          <table:table-cell office:value-type="float" office:value="0"/>
          <table:table-cell office:value-type="float" office:value="4214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25"/>
          <table:table-cell office:value-type="float" office:value="65"/>
          <table:table-cell office:value-type="float" office:value="332"/>
          <table:table-cell office:value-type="float" office:value="172"/>
          <table:table-cell office:value-type="float" office:value="601"/>
          <table:table-cell office:value-type="float" office:value="1166"/>
          <table:table-cell office:value-type="float" office:value="41213"/>
          <table:table-cell office:value-type="float" office:value="1"/>
          <table:table-cell office:value-type="float" office:value="43577"/>
          <table:table-cell table:number-columns-repeated="16368"/>
        </table:table-row>
        <table:table-row>
          <table:table-cell table:number-columns-repeated="4"/>
          <table:table-cell office:value-type="float" office:value="150"/>
          <table:table-cell office:value-type="float" office:value="28"/>
          <table:table-cell office:value-type="float" office:value="61"/>
          <table:table-cell office:value-type="float" office:value="1218"/>
          <table:table-cell office:value-type="float" office:value="817"/>
          <table:table-cell office:value-type="float" office:value="5661"/>
          <table:table-cell office:value-type="float" office:value="1939"/>
          <table:table-cell office:value-type="float" office:value="13614"/>
          <table:table-cell office:value-type="float" office:value="67"/>
          <table:table-cell office:value-type="float" office:value="941"/>
          <table:table-cell office:value-type="float" office:value="1"/>
          <table:table-cell office:value-type="float" office:value="24497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40"/>
          <table:table-cell office:value-type="float" office:value="26"/>
          <table:table-cell office:value-type="float" office:value="266"/>
          <table:table-cell office:value-type="float" office:value="128"/>
          <table:table-cell office:value-type="float" office:value="30"/>
          <table:table-cell office:value-type="float" office:value="2"/>
          <table:table-cell office:value-type="float" office:value="496"/>
          <table:table-cell table:number-columns-repeated="16368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5"/>
          <table:table-cell office:value-type="float" office:value="19"/>
          <table:table-cell office:value-type="float" office:value="4"/>
          <table:table-cell office:value-type="float" office:value="97"/>
          <table:table-cell office:value-type="float" office:value="50"/>
          <table:table-cell office:value-type="float" office:value="18199"/>
          <table:table-cell office:value-type="float" office:value="406"/>
          <table:table-cell office:value-type="float" office:value="18783"/>
          <table:table-cell table:number-columns-repeated="16368"/>
        </table:table-row>
        <table:table-row>
          <table:table-cell table:number-columns-repeated="4"/>
          <table:table-cell office:value-type="float" office:value="36"/>
          <table:table-cell office:value-type="float" office:value="23"/>
          <table:table-cell office:value-type="float" office:value="22"/>
          <table:table-cell office:value-type="float" office:value="57"/>
          <table:table-cell office:value-type="float" office:value="43"/>
          <table:table-cell office:value-type="float" office:value="269"/>
          <table:table-cell office:value-type="float" office:value="48"/>
          <table:table-cell office:value-type="float" office:value="143"/>
          <table:table-cell office:value-type="float" office:value="24"/>
          <table:table-cell office:value-type="float" office:value="14841"/>
          <table:table-cell office:value-type="float" office:value="310"/>
          <table:table-cell office:value-type="float" office:value="15816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5"/>
          <table:table-cell office:value-type="float" office:value="1"/>
          <table:table-cell office:value-type="float" office:value="3"/>
          <table:table-cell office:value-type="float" office:value="112"/>
          <table:table-cell office:value-type="float" office:value="367"/>
          <table:table-cell office:value-type="float" office:value="3685"/>
          <table:table-cell office:value-type="float" office:value="40"/>
          <table:table-cell office:value-type="float" office:value="295"/>
          <table:table-cell office:value-type="float" office:value="130"/>
          <table:table-cell office:value-type="float" office:value="70"/>
          <table:table-cell office:value-type="float" office:value="2"/>
          <table:table-cell office:value-type="float" office:value="4710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27"/>
          <table:table-cell office:value-type="float" office:value="70"/>
          <table:table-cell office:value-type="float" office:value="351"/>
          <table:table-cell office:value-type="float" office:value="176"/>
          <table:table-cell office:value-type="float" office:value="698"/>
          <table:table-cell office:value-type="float" office:value="1216"/>
          <table:table-cell office:value-type="float" office:value="59412"/>
          <table:table-cell office:value-type="float" office:value="407"/>
          <table:table-cell office:value-type="float" office:value="62360"/>
          <table:table-cell table:number-columns-repeated="16368"/>
        </table:table-row>
        <table:table-row>
          <table:table-cell table:number-columns-repeated="4"/>
          <table:table-cell office:value-type="float" office:value="186"/>
          <table:table-cell office:value-type="float" office:value="51"/>
          <table:table-cell office:value-type="float" office:value="83"/>
          <table:table-cell office:value-type="float" office:value="1275"/>
          <table:table-cell office:value-type="float" office:value="860"/>
          <table:table-cell office:value-type="float" office:value="5930"/>
          <table:table-cell office:value-type="float" office:value="1987"/>
          <table:table-cell office:value-type="float" office:value="13757"/>
          <table:table-cell office:value-type="float" office:value="91"/>
          <table:table-cell office:value-type="float" office:value="15782"/>
          <table:table-cell office:value-type="float" office:value="311"/>
          <table:table-cell office:value-type="float" office:value="40313"/>
          <table:table-cell table:number-columns-repeated="16368"/>
        </table:table-row>
        <table:table-row table:number-rows-repeated="1048490">
          <table:table-cell table:number-columns-repeated="16368"/>
        </table:table-row>
      </table:table>
      <table:table table:name="'file:///P:/WINDATA/EXCEL/michel.xls'#Sheet1" table:style-name="ta2">
        <table:table-source xlink:href="file:///P:/WINDATA/EXCEL/michel.xls" table:table-name="Shee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WINDATA/EXCEL/michel.xls'#Sheet2" table:style-name="ta2">
        <table:table-source xlink:href="file:///P:/WINDATA/EXCEL/michel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WINDATA/EXCEL/michel.xls'#Sheet3" table:style-name="ta2">
        <table:table-source xlink:href="file:///P:/WINDATA/EXCEL/michel.xls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Allvls/VLS98/TERESA.XLS'#Teresa" table:style-name="ta2">
        <table:table-source xlink:href="file:///N:/Allvls/Vls99/Allvls/VLS98/TERESA.XLS" table:table-name="Tere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Allvls/VLS98/TERESA.XLS'#Sheet5" table:style-name="ta2">
        <table:table-source xlink:href="file:///N:/Allvls/Vls99/Allvls/VLS98/TERESA.XLS" table:table-name="Sheet5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16"/>
          <table:table-cell office:value-type="float" office:value="13367"/>
          <table:table-cell table:number-columns-repeated="16367"/>
        </table:table-row>
        <table:table-row>
          <table:table-cell table:number-columns-repeated="16"/>
          <table:table-cell office:value-type="float" office:value="316"/>
          <table:table-cell table:number-columns-repeated="16367"/>
        </table:table-row>
        <table:table-row>
          <table:table-cell table:number-columns-repeated="16"/>
          <table:table-cell office:value-type="float" office:value="155"/>
          <table:table-cell table:number-columns-repeated="16367"/>
        </table:table-row>
        <table:table-row>
          <table:table-cell table:number-columns-repeated="16"/>
          <table:table-cell office:value-type="float" office:value="430"/>
          <table:table-cell table:number-columns-repeated="16367"/>
        </table:table-row>
        <table:table-row>
          <table:table-cell table:number-columns-repeated="16"/>
          <table:table-cell office:value-type="float" office:value="694"/>
          <table:table-cell table:number-columns-repeated="16367"/>
        </table:table-row>
        <table:table-row>
          <table:table-cell table:number-columns-repeated="16"/>
          <table:table-cell office:value-type="float" office:value="593"/>
          <table:table-cell table:number-columns-repeated="16367"/>
        </table:table-row>
        <table:table-row>
          <table:table-cell table:number-columns-repeated="16"/>
          <table:table-cell office:value-type="float" office:value="1304"/>
          <table:table-cell table:number-columns-repeated="16367"/>
        </table:table-row>
        <table:table-row>
          <table:table-cell table:number-columns-repeated="16"/>
          <table:table-cell office:value-type="float" office:value="1149"/>
          <table:table-cell table:number-columns-repeated="16367"/>
        </table:table-row>
        <table:table-row>
          <table:table-cell table:number-columns-repeated="16"/>
          <table:table-cell office:value-type="float" office:value="435"/>
          <table:table-cell table:number-columns-repeated="16367"/>
        </table:table-row>
        <table:table-row>
          <table:table-cell table:number-columns-repeated="16"/>
          <table:table-cell office:value-type="float" office:value="513"/>
          <table:table-cell table:number-columns-repeated="16367"/>
        </table:table-row>
        <table:table-row>
          <table:table-cell table:number-columns-repeated="16"/>
          <table:table-cell office:value-type="float" office:value="485"/>
          <table:table-cell table:number-columns-repeated="16367"/>
        </table:table-row>
        <table:table-row>
          <table:table-cell table:number-columns-repeated="16"/>
          <table:table-cell office:value-type="float" office:value="867"/>
          <table:table-cell table:number-columns-repeated="16367"/>
        </table:table-row>
        <table:table-row>
          <table:table-cell table:number-columns-repeated="16"/>
          <table:table-cell office:value-type="float" office:value="144"/>
          <table:table-cell table:number-columns-repeated="16367"/>
        </table:table-row>
        <table:table-row>
          <table:table-cell table:number-columns-repeated="16"/>
          <table:table-cell office:value-type="float" office:value="501"/>
          <table:table-cell table:number-columns-repeated="16367"/>
        </table:table-row>
        <table:table-row>
          <table:table-cell table:number-columns-repeated="16"/>
          <table:table-cell office:value-type="float" office:value="423"/>
          <table:table-cell table:number-columns-repeated="16367"/>
        </table:table-row>
        <table:table-row>
          <table:table-cell table:number-columns-repeated="16"/>
          <table:table-cell office:value-type="float" office:value="875"/>
          <table:table-cell table:number-columns-repeated="16367"/>
        </table:table-row>
        <table:table-row>
          <table:table-cell table:number-columns-repeated="16"/>
          <table:table-cell office:value-type="float" office:value="603"/>
          <table:table-cell table:number-columns-repeated="16367"/>
        </table:table-row>
        <table:table-row>
          <table:table-cell table:number-columns-repeated="16"/>
          <table:table-cell office:value-type="float" office:value="1225"/>
          <table:table-cell table:number-columns-repeated="16367"/>
        </table:table-row>
        <table:table-row>
          <table:table-cell table:number-columns-repeated="16"/>
          <table:table-cell office:value-type="float" office:value="864"/>
          <table:table-cell table:number-columns-repeated="16367"/>
        </table:table-row>
        <table:table-row>
          <table:table-cell table:number-columns-repeated="16"/>
          <table:table-cell office:value-type="float" office:value="737"/>
          <table:table-cell table:number-columns-repeated="16367"/>
        </table:table-row>
        <table:table-row>
          <table:table-cell table:number-columns-repeated="16"/>
          <table:table-cell office:value-type="float" office:value="308"/>
          <table:table-cell table:number-columns-repeated="16367"/>
        </table:table-row>
        <table:table-row>
          <table:table-cell table:number-columns-repeated="16"/>
          <table:table-cell office:value-type="float" office:value="223"/>
          <table:table-cell table:number-columns-repeated="16367"/>
        </table:table-row>
        <table:table-row>
          <table:table-cell table:number-columns-repeated="16"/>
          <table:table-cell office:value-type="float" office:value="523"/>
          <table:table-cell table:number-columns-repeated="16367"/>
        </table:table-row>
        <table:table-row table:number-rows-repeated="1048550">
          <table:table-cell table:number-columns-repeated="16367"/>
        </table:table-row>
      </table:table>
      <table:named-expressions>
        <table:named-expression table:name="\b" table:expression="of:=[.#REF!]" table:base-cell-address="VEH0654.$A$1"/>
        <table:named-expression table:name="\c" table:expression="of:=[.#REF!]" table:base-cell-address="VEH0654.$A$1"/>
        <table:named-expression table:name="\d" table:expression="of:=[.#REF!]" table:base-cell-address="VEH0654.$A$1"/>
        <table:named-expression table:name="\DUTCH" table:expression="of:=[.#REF!]" table:base-cell-address="VEH0654.$A$1"/>
        <table:named-expression table:name="\e" table:expression="of:=[.#REF!]" table:base-cell-address="VEH0654.$A$1"/>
        <table:named-expression table:name="\f" table:expression="of:=[.#REF!]" table:base-cell-address="VEH0654.$A$1"/>
        <table:named-expression table:name="\g" table:expression="of:=[.#REF!]" table:base-cell-address="VEH0654.$A$1"/>
        <table:named-expression table:name="\i" table:expression="of:=[.#REF!]" table:base-cell-address="VEH0654.$A$1"/>
        <table:named-expression table:name="\j" table:expression="of:=[.#REF!]" table:base-cell-address="VEH0654.$A$1"/>
        <table:named-expression table:name="\k" table:expression="of:=[.#REF!]" table:base-cell-address="VEH0654.$A$1"/>
        <table:named-expression table:name="\l" table:expression="of:=[.#REF!]" table:base-cell-address="VEH0654.$A$1"/>
        <table:named-expression table:name="\n" table:expression="of:=[.#REF!]" table:base-cell-address="VEH0654.$A$1"/>
        <table:named-expression table:name="\o" table:expression="of:=[.#REF!]" table:base-cell-address="VEH0654.$A$1"/>
        <table:named-expression table:name="\ONE" table:expression="of:=[.#REF!]" table:base-cell-address="VEH0654.$A$1"/>
        <table:named-expression table:name="\r" table:expression="of:=[.#REF!]" table:base-cell-address="VEH0654.$A$1"/>
        <table:named-expression table:name="\s" table:expression="of:=[.#REF!]" table:base-cell-address="VEH0654.$A$1"/>
        <table:named-expression table:name="\SWISS" table:expression="of:=[.#REF!]" table:base-cell-address="VEH0654.$A$1"/>
        <table:named-expression table:name="\t" table:expression="of:=[.#REF!]" table:base-cell-address="VEH0654.$A$1"/>
        <table:named-expression table:name="\TWO" table:expression="of:=[.#REF!]" table:base-cell-address="VEH0654.$A$1"/>
        <table:named-expression table:name="\u" table:expression="of:=[.#REF!]" table:base-cell-address="VEH0654.$A$1"/>
        <table:named-expression table:name="\v" table:expression="of:=[.#REF!]" table:base-cell-address="VEH0654.$A$1"/>
        <table:named-expression table:name="\w" table:expression="of:=[.#REF!]" table:base-cell-address="VEH0654.$A$1"/>
        <table:named-expression table:name="\x" table:expression="of:=[.#REF!]" table:base-cell-address="VEH0654.$A$1"/>
        <table:named-expression table:name="\ZERO" table:expression="of:=[.#REF!]" table:base-cell-address="VEH0654.$A$1"/>
        <table:named-expression table:name="_" table:expression="of:=[.#REF!]" table:base-cell-address="VEH0654.$A$1"/>
        <table:named-expression table:name="_3238" table:expression="of:=#N/A" table:base-cell-address="VEH0654.$A$1"/>
        <table:named-expression table:name="_8912MONTH" table:expression="of:=#N/A" table:base-cell-address="VEH0654.$A$1"/>
        <table:named-expression table:name="_9012MONTH" table:expression="of:=#N/A" table:base-cell-address="VEH0654.$A$1"/>
        <table:named-expression table:name="_90ACT" table:expression="of:=#N/A" table:base-cell-address="VEH0654.$A$1"/>
        <table:named-expression table:name="_9112MONTH" table:expression="of:=#N/A" table:base-cell-address="VEH0654.$A$1"/>
        <table:named-expression table:name="_91ACT" table:expression="of:=#N/A" table:base-cell-address="VEH0654.$A$1"/>
        <table:named-expression table:name="_9212MONTH" table:expression="of:=#N/A" table:base-cell-address="VEH0654.$A$1"/>
        <table:named-expression table:name="_92ACT" table:expression="of:=#N/A" table:base-cell-address="VEH0654.$A$1"/>
        <table:named-expression table:name="_D__RETURN_" table:expression="of:=[.#REF!]" table:base-cell-address="VEH0654.$A$1"/>
        <table:named-expression table:name="_EDIT__HOME__DE" table:expression="of:=[.#REF!]" table:base-cell-address="VEH0654.$A$1"/>
        <table:named-expression table:name="_GETLABEL__ENTE" table:expression="of:=[.#REF!]" table:base-cell-address="VEH0654.$A$1"/>
        <table:named-expression table:name="_GOTO_FRED_" table:expression="of:=[.#REF!]" table:base-cell-address="VEH0654.$A$1"/>
        <table:named-expression table:name="_IF__CELLPOINTE" table:expression="of:=[.#REF!]" table:base-cell-address="VEH0654.$A$1"/>
        <table:named-expression table:name="_IF__LENGTH____" table:expression="of:=[.#REF!]" table:base-cell-address="VEH0654.$A$1"/>
        <table:named-expression table:name="_LET_CELLREF__C" table:expression="of:=[.#REF!]" table:base-cell-address="VEH0654.$A$1"/>
        <table:named-expression table:name="_LET_NUMBROWS__" table:expression="of:=[.#REF!]" table:base-cell-address="VEH0654.$A$1"/>
        <table:named-expression table:name="_LET_TRIMMED__T" table:expression="of:=[.#REF!]" table:base-cell-address="VEH0654.$A$1"/>
        <table:named-expression table:name="_RNCFRED__CALC_" table:expression="of:=[.#REF!]" table:base-cell-address="VEH0654.$A$1"/>
        <table:named-expression table:name="_RVTRIMMED__" table:expression="of:=[.#REF!]" table:base-cell-address="VEH0654.$A$1"/>
        <table:named-expression table:name="_XA123" table:expression="of:=[.#REF!]" table:base-cell-address="VEH0654.$A$1"/>
        <table:named-expression table:name="Agricvehicles" table:expression="of:=[.#REF!]" table:base-cell-address="VEH0654.$A$1"/>
        <table:named-expression table:name="Agrimachines" table:expression="of:=[.#REF!]" table:base-cell-address="VEH0654.$A$1"/>
        <table:named-expression table:name="AVON" table:expression="of:=[.#REF!]" table:base-cell-address="VEH0654.$A$1"/>
        <table:named-expression table:name="B2.B11_" table:expression="of:=[.#REF!]" table:base-cell-address="VEH0654.$A$1"/>
        <table:named-expression table:name="BEDS" table:expression="of:=[.#REF!]" table:base-cell-address="VEH0654.$A$1"/>
        <table:named-expression table:name="BERKS" table:expression="of:=[.#REF!]" table:base-cell-address="VEH0654.$A$1"/>
        <table:named-expression table:name="BUCKS" table:expression="of:=[.#REF!]" table:base-cell-address="VEH0654.$A$1"/>
        <table:named-expression table:name="CAMBS" table:expression="of:=[.#REF!]" table:base-cell-address="VEH0654.$A$1"/>
        <table:named-expression table:name="CHECK1" table:expression="of:=#N/A" table:base-cell-address="VEH0654.$A$1"/>
        <table:named-expression table:name="CHECK15" table:expression="of:=[.#REF!]" table:base-cell-address="VEH0654.$A$1"/>
        <table:named-expression table:name="CHECK16" table:expression="of:=[.#REF!]" table:base-cell-address="VEH0654.$A$1"/>
        <table:named-expression table:name="CHECK17" table:expression="of:=[.#REF!]" table:base-cell-address="VEH0654.$A$1"/>
        <table:named-range table:name="CHECK19" table:cell-range-address="'file:///P:/WINDATA/EXCEL/michel.xls'#T23.$L$5:T23.$L$19" table:base-cell-address="VEH0654.$A$1"/>
        <table:named-expression table:name="CHECK2" table:expression="of:=#N/A" table:base-cell-address="VEH0654.$A$1"/>
        <table:named-range table:name="CHECK20" table:cell-range-address="'file:///P:/WINDATA/EXCEL/michel.xls'#T23.$O$34:T23.$IV$16384" table:base-cell-address="VEH0654.$A$1"/>
        <table:named-expression table:name="CHESHIRE" table:expression="of:=[.#REF!]" table:base-cell-address="VEH0654.$A$1"/>
        <table:named-expression table:name="CLEVELAND" table:expression="of:=[.#REF!]" table:base-cell-address="VEH0654.$A$1"/>
        <table:named-expression table:name="CLWYD" table:expression="of:=[.#REF!]" table:base-cell-address="VEH0654.$A$1"/>
        <table:named-range table:name="column1" table:cell-range-address="'file:///N:/Allvls/Vls99/Allvls/VLS98/TERESA.XLS'#Sheet5.$Q$4:Sheet5.$Q$26" table:base-cell-address="VEH0654.$A$1"/>
        <table:named-expression table:name="CORNWALL" table:expression="of:=[.#REF!]" table:base-cell-address="VEH0654.$A$1"/>
        <table:named-expression table:name="Crownvehicles" table:expression="of:=[.#REF!]" table:base-cell-address="VEH0654.$A$1"/>
        <table:named-expression table:name="CUMBRIA" table:expression="of:=[.#REF!]" table:base-cell-address="VEH0654.$A$1"/>
        <table:named-expression table:name="DATA1" table:expression="of:=#N/A" table:base-cell-address="VEH0654.$A$1"/>
        <table:named-expression table:name="DATA2" table:expression="of:=#N/A" table:base-cell-address="VEH0654.$A$1"/>
        <table:named-expression table:name="DATA3" table:expression="of:=#N/A" table:base-cell-address="VEH0654.$A$1"/>
        <table:named-expression table:name="DATA4" table:expression="of:=[.#REF!]" table:base-cell-address="VEH0654.$A$1"/>
        <table:named-expression table:name="DATE" table:expression="of:=#N/A" table:base-cell-address="VEH0654.$A$1"/>
        <table:named-expression table:name="DERBYSHIRE" table:expression="of:=[.#REF!]" table:base-cell-address="VEH0654.$A$1"/>
        <table:named-expression table:name="DEVON" table:expression="of:=[.#REF!]" table:base-cell-address="VEH0654.$A$1"/>
        <table:named-expression table:name="Digging" table:expression="of:=[.#REF!]" table:base-cell-address="VEH0654.$A$1"/>
        <table:named-expression table:name="Disabled" table:expression="of:=[.#REF!]" table:base-cell-address="VEH0654.$A$1"/>
        <table:named-expression table:name="DORSET" table:expression="of:=[.#REF!]" table:base-cell-address="VEH0654.$A$1"/>
        <table:named-expression table:name="DURHAM" table:expression="of:=[.#REF!]" table:base-cell-address="VEH0654.$A$1"/>
        <table:named-expression table:name="DYFED" table:expression="of:=[.#REF!]" table:base-cell-address="VEH0654.$A$1"/>
        <table:named-expression table:name="E_SUSSEX" table:expression="of:=[.#REF!]" table:base-cell-address="VEH0654.$A$1"/>
        <table:named-expression table:name="Electric" table:expression="of:=[.#REF!]" table:base-cell-address="VEH0654.$A$1"/>
        <table:named-expression table:name="ESSEX" table:expression="of:=[.#REF!]" table:base-cell-address="VEH0654.$A$1"/>
        <table:named-expression table:name="exemptall" table:expression="of:=[.#REF!]" table:base-cell-address="VEH0654.$A$1"/>
        <table:named-expression table:name="FORM" table:expression="of:=#N/A" table:base-cell-address="VEH0654.$A$1"/>
        <table:named-expression table:name="GLOS" table:expression="of:=[.#REF!]" table:base-cell-address="VEH0654.$A$1"/>
        <table:named-expression table:name="goods" table:expression="of:=[.#REF!]" table:base-cell-address="VEH0654.$A$1"/>
        <table:named-expression table:name="Gritting" table:expression="of:=[.#REF!]" table:base-cell-address="VEH0654.$A$1"/>
        <table:named-expression table:name="GTR_MAN" table:expression="of:=[.#REF!]" table:base-cell-address="VEH0654.$A$1"/>
        <table:named-expression table:name="GWENT" table:expression="of:=[.#REF!]" table:base-cell-address="VEH0654.$A$1"/>
        <table:named-expression table:name="GWYNEDD" table:expression="of:=[.#REF!]" table:base-cell-address="VEH0654.$A$1"/>
        <table:named-expression table:name="HANTS" table:expression="of:=[.#REF!]" table:base-cell-address="VEH0654.$A$1"/>
        <table:named-expression table:name="HEREFORD_W" table:expression="of:=[.#REF!]" table:base-cell-address="VEH0654.$A$1"/>
        <table:named-expression table:name="HERTS" table:expression="of:=[.#REF!]" table:base-cell-address="VEH0654.$A$1"/>
        <table:named-expression table:name="HUMBERSIDE" table:expression="of:=[.#REF!]" table:base-cell-address="VEH0654.$A$1"/>
        <table:named-expression table:name="I_OF_WIGHT" table:expression="of:=[.#REF!]" table:base-cell-address="VEH0654.$A$1"/>
        <table:named-expression table:name="J" table:expression="of:=[.#REF!]" table:base-cell-address="VEH0654.$A$1"/>
        <table:named-expression table:name="KENT" table:expression="of:=[.#REF!]" table:base-cell-address="VEH0654.$A$1"/>
        <table:named-expression table:name="LANCS" table:expression="of:=[.#REF!]" table:base-cell-address="VEH0654.$A$1"/>
        <table:named-expression table:name="LEICS" table:expression="of:=[.#REF!]" table:base-cell-address="VEH0654.$A$1"/>
        <table:named-expression table:name="LINCS" table:expression="of:=[.#REF!]" table:base-cell-address="VEH0654.$A$1"/>
        <table:named-expression table:name="LONDON" table:expression="of:=[.#REF!]" table:base-cell-address="VEH0654.$A$1"/>
        <table:named-expression table:name="Luton" table:expression="of:=[.#REF!]" table:base-cell-address="VEH0654.$A$1"/>
        <table:named-expression table:name="M_GLAM" table:expression="of:=[.#REF!]" table:base-cell-address="VEH0654.$A$1"/>
        <table:named-expression table:name="MACRO_STOPLABS" table:expression="of:=[.#REF!]" table:base-cell-address="VEH0654.$A$1"/>
        <table:named-expression table:name="MACRO_SUBROUTIN" table:expression="of:=[.#REF!]" table:base-cell-address="VEH0654.$A$1"/>
        <table:named-expression table:name="MERSEYSIDE" table:expression="of:=[.#REF!]" table:base-cell-address="VEH0654.$A$1"/>
        <table:named-expression table:name="MONTH" table:expression="of:=#N/A" table:base-cell-address="VEH0654.$A$1"/>
        <table:named-expression table:name="Mowing" table:expression="of:=[.#REF!]" table:base-cell-address="VEH0654.$A$1"/>
        <table:named-expression table:name="N_YORKS" table:expression="of:=[.#REF!]" table:base-cell-address="VEH0654.$A$1"/>
        <table:named-expression table:name="NORFOLK" table:expression="of:=[.#REF!]" table:base-cell-address="VEH0654.$A$1"/>
        <table:named-expression table:name="NORTHANTS" table:expression="of:=[.#REF!]" table:base-cell-address="VEH0654.$A$1"/>
        <table:named-expression table:name="NORTHUMBERLAND" table:expression="of:=[.#REF!]" table:base-cell-address="VEH0654.$A$1"/>
        <table:named-expression table:name="NOTTS" table:expression="of:=[.#REF!]" table:base-cell-address="VEH0654.$A$1"/>
        <table:named-expression table:name="OtherExempt" table:expression="of:=[.#REF!]" table:base-cell-address="VEH0654.$A$1"/>
        <table:named-expression table:name="Over25yrs" table:expression="of:=[.#REF!]" table:base-cell-address="VEH0654.$A$1"/>
        <table:named-expression table:name="OXON" table:expression="of:=[.#REF!]" table:base-cell-address="VEH0654.$A$1"/>
        <table:named-expression table:name="PAGE1" table:expression="of:=#N/A" table:base-cell-address="VEH0654.$A$1"/>
        <table:named-expression table:name="PAGE2" table:expression="of:=#N/A" table:base-cell-address="VEH0654.$A$1"/>
        <table:named-expression table:name="Peterborough" table:expression="of:=[.#REF!]" table:base-cell-address="VEH0654.$A$1"/>
        <table:named-expression table:name="Pop99a" table:expression="of:=[.#REF!]" table:base-cell-address="VEH0654.$A$1"/>
        <table:named-expression table:name="POWYS" table:expression="of:=[.#REF!]" table:base-cell-address="VEH0654.$A$1"/>
        <table:named-expression table:name="Print_Area_MI" table:expression="of:=[.#REF!]" table:base-cell-address="VEH0654.$A$1"/>
        <table:named-expression table:name="RANGE_CELLREF" table:expression="of:=[.#REF!]" table:base-cell-address="VEH0654.$A$1"/>
        <table:named-expression table:name="RANGE_NUMBROWS" table:expression="of:=[.#REF!]" table:base-cell-address="VEH0654.$A$1"/>
        <table:named-expression table:name="RANGE_REP_NUM" table:expression="of:=[.#REF!]" table:base-cell-address="VEH0654.$A$1"/>
        <table:named-expression table:name="RANGE_TRIMMED" table:expression="of:=[.#REF!]" table:base-cell-address="VEH0654.$A$1"/>
        <table:named-expression table:name="S_GLAM" table:expression="of:=[.#REF!]" table:base-cell-address="VEH0654.$A$1"/>
        <table:named-expression table:name="S_YORKS" table:expression="of:=[.#REF!]" table:base-cell-address="VEH0654.$A$1"/>
        <table:named-expression table:name="SEADJUSTED" table:expression="of:=#N/A" table:base-cell-address="VEH0654.$A$1"/>
        <table:named-expression table:name="SHROPS" table:expression="of:=[.#REF!]" table:base-cell-address="VEH0654.$A$1"/>
        <table:named-expression table:name="Snow" table:expression="of:=[.#REF!]" table:base-cell-address="VEH0654.$A$1"/>
        <table:named-expression table:name="SOMERSET" table:expression="of:=[.#REF!]" table:base-cell-address="VEH0654.$A$1"/>
        <table:named-expression table:name="SouthendOnSea" table:expression="of:=[.#REF!]" table:base-cell-address="VEH0654.$A$1"/>
        <table:named-expression table:name="STAFFS" table:expression="of:=[.#REF!]" table:base-cell-address="VEH0654.$A$1"/>
        <table:named-expression table:name="Steam" table:expression="of:=[.#REF!]" table:base-cell-address="VEH0654.$A$1"/>
        <table:named-expression table:name="SUFFOLK" table:expression="of:=[.#REF!]" table:base-cell-address="VEH0654.$A$1"/>
        <table:named-expression table:name="SURREY" table:expression="of:=[.#REF!]" table:base-cell-address="VEH0654.$A$1"/>
        <table:named-expression table:name="TABLE" table:expression="of:=#N/A" table:base-cell-address="VEH0654.$A$1"/>
        <table:named-expression table:name="TABLE1" table:expression="of:=#N/A" table:base-cell-address="VEH0654.$A$1"/>
        <table:named-expression table:name="TABLE16" table:expression="of:=[.#REF!]" table:base-cell-address="VEH0654.$A$1"/>
        <table:named-expression table:name="TABLE17" table:expression="of:=[.#REF!]" table:base-cell-address="VEH0654.$A$1"/>
        <table:named-expression table:name="TABLE18" table:expression="of:=[.#REF!]" table:base-cell-address="VEH0654.$A$1"/>
        <table:named-expression table:name="TABLE19" table:expression="of:=[.#REF!]" table:base-cell-address="VEH0654.$A$1"/>
        <table:named-expression table:name="TABLE2" table:expression="of:=#N/A" table:base-cell-address="VEH0654.$A$1"/>
        <table:named-range table:name="TABLE21" table:cell-range-address="'file:///P:/WINDATA/EXCEL/michel.xls'#T23.$A$1:T23.$IV$1048576" table:base-cell-address="VEH0654.$A$1"/>
        <table:named-range table:name="TABLE22" table:cell-range-address="'file:///P:/WINDATA/EXCEL/michel.xls'#T23.$IJ$8191" table:base-cell-address="VEH0654.$A$1"/>
        <table:named-range table:name="TABLE24" table:cell-range-address="'file:///P:/WINDATA/EXCEL/michel.xls'#T24.$B$1:T24.$IL$8141" table:base-cell-address="VEH0654.$A$1"/>
        <table:named-expression table:name="TABLE2A" table:expression="of:=#N/A" table:base-cell-address="VEH0654.$A$1"/>
        <table:named-expression table:name="TABLE2B" table:expression="of:=#N/A" table:base-cell-address="VEH0654.$A$1"/>
        <table:named-expression table:name="Thurrock" table:expression="of:=[.#REF!]" table:base-cell-address="VEH0654.$A$1"/>
        <table:named-expression table:name="TYNE_WEAR" table:expression="of:=[.#REF!]" table:base-cell-address="VEH0654.$A$1"/>
        <table:named-expression table:name="W_GLAM" table:expression="of:=[.#REF!]" table:base-cell-address="VEH0654.$A$1"/>
        <table:named-expression table:name="W_MIDS" table:expression="of:=[.#REF!]" table:base-cell-address="VEH0654.$A$1"/>
        <table:named-expression table:name="W_SUSSEX" table:expression="of:=[.#REF!]" table:base-cell-address="VEH0654.$A$1"/>
        <table:named-expression table:name="W_YORKS" table:expression="of:=[.#REF!]" table:base-cell-address="VEH0654.$A$1"/>
        <table:named-expression table:name="WARWICKS" table:expression="of:=[.#REF!]" table:base-cell-address="VEH0654.$A$1"/>
        <table:named-expression table:name="WILTS" table:expression="of:=[.#REF!]" table:base-cell-address="VEH0654.$A$1"/>
        <table:named-expression table:name="XAQTS" table:expression="of:=[.#REF!]" table:base-cell-address="VEH0654.$A$1"/>
        <table:named-expression table:name="XATOP" table:expression="of:=#N/A" table:base-cell-address="VEH0654.$A$1"/>
        <table:named-expression table:name="XATSGB" table:expression="of:=#N/A" table:base-cell-address="VEH065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Helv" svg:font-family="Helv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text> </number:text>
      <number:number number:min-integer-digits="1"/>
    </number:number-style>
    <number:number-style style:name="N37P0">
      <number:number number:decimal-places="1" number:min-integer-digits="1" number:grouping="true"/>
    </number:number-style>
    <number:number-style style:name="N37P1">
      <number:number number:decimal-places="1" number:min-integer-digits="1" number:display-factor="1000"/>
    </number:number-style>
    <number:text-style style:name="N37">
      <number:text>-</number:text>
      <style:map style:condition="value()&gt;=0.05" style:apply-style-name="N37P0"/>
      <style:map style:condition="value()=0" style:apply-style-name="N37P1"/>
    </number:text-style>
    <number:number-style style:name="N38">
      <number:number number:decimal-places="1" number:min-integer-digits="1"/>
    </number:number-style>
    <number:number-style style:name="N39">
      <number:number number:decimal-places="3" number:min-integer-digits="1" number:grouping="true"/>
    </number:number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Comma" style:family="table-cell" style:data-style-name="N40"/>
    <style:style style:name="Hyperlink" style:family="table-cell" style:data-style-name="N0">
      <style:text-properties fo:color="#0000FF" fo:font-size="7pt" style:font-size-asian="7pt" style:font-size-complex="7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3" style:family="table-cell" style:data-style-name="N36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TSR4_32_data_32_request_32_B" style:display-name="Normal_TSR4 data request B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3%" style:table-centering="none" style:print="objects charts drawings"/>
      <style:header-style>
        <style:header-footer-properties fo:min-height="0.0393700787401575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psyron</meta:initial-creator>
    <dc:creator>Thomas Parry</dc:creator>
    <meta:creation-date>2011-04-06T09:27:15Z</meta:creation-date>
    <dc:date>2020-04-17T11:27:38Z</dc:date>
    <meta:print-date>2016-02-24T11:00:08Z</meta:print-date>
    <meta:user-defined meta:name="_NewReviewCycle"/>
    <meta:user-defined meta:name="_EmailSubject">Table restructuring</meta:user-defined>
    <meta:user-defined meta:name="_AuthorEmail">Work.Placement03@dft.gsi.gov.uk</meta:user-defined>
    <meta:user-defined meta:name="_AuthorEmailDisplayName">Work Placement03</meta:user-defined>
    <meta:user-defined meta:name="_ReviewingToolsShownOnce"/>
  </office:meta>
</office:document-meta>
</file>